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8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99.81pt"/>
    </style:style>
    <style:style style:name="co15" style:family="table-column">
      <style:table-column-properties fo:break-before="auto" style:column-width="43.46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44.19pt"/>
    </style:style>
    <style:style style:name="co18" style:family="table-column">
      <style:table-column-properties fo:break-before="auto" style:column-width="104.46pt"/>
    </style:style>
    <style:style style:name="co19" style:family="table-column">
      <style:table-column-properties fo:break-before="auto" style:column-width="42.69pt"/>
    </style:style>
    <style:style style:name="co20" style:family="table-column">
      <style:table-column-properties fo:break-before="auto" style:column-width="3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7"/>
    <style:style style:name="ce2" style:family="table-cell" style:parent-style-name="Default" style:data-style-name="N127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9"/>
    <style:style style:name="ce5" style:family="table-cell" style:parent-style-name="Default" style:data-style-name="N0"/>
    <style:style style:name="ce6" style:family="table-cell" style:parent-style-name="Default" style:data-style-name="N61"/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7">
      <style:text-properties fo:font-weight="bold" style:font-weight-asian="bold" style:font-weight-complex="bold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 style:data-style-name="N127">
      <style:text-properties fo:font-weight="normal" style:font-weight-asian="normal" style:font-weight-complex="normal"/>
    </style:style>
    <style:style style:name="ce15" style:family="table-cell" style:parent-style-name="Default" style:data-style-name="N126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Initial comparis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i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1]; [.F1]; [.G1])" office:value-type="float" office:value="0.342566666666667" calcext:value-type="float">
            <text:p>0.3426</text:p>
          </table:table-cell>
          <table:table-cell office:value-type="float" office:value="0.3653" calcext:value-type="float">
            <text:p>0.365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6648" calcext:value-type="float">
            <text:p>0.6648</text:p>
          </table:table-cell>
          <table:table-cell/>
          <table:table-cell office:value-type="string" calcext:value-type="string">
            <text:p>30net_univers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2]; [.F2]; [.G2])" office:value-type="float" office:value="0.382833333333333" calcext:value-type="float">
            <text:p>0.3828</text:p>
          </table:table-cell>
          <table:table-cell office:value-type="float" office:value="0.36" calcext:value-type="float">
            <text:p>0.36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7586" calcext:value-type="float">
            <text:p>0.7586</text:p>
          </table:table-cell>
          <table:table-cell/>
          <table:table-cell office:value-type="string" calcext:value-type="string">
            <text:p>near_pop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king</text:p>
          </table:table-cell>
          <table:table-cell table:formula="of:=AVERAGE([.E3]; [.F3]; [.G3])" office:value-type="float" office:value="0.504" calcext:value-type="float">
            <text:p>0.504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7959" calcext:value-type="float">
            <text:p>0.7959</text:p>
          </table:table-cell>
          <table:table-cell/>
          <table:table-cell office:value-type="string" calcext:value-type="string">
            <text:p>near_labor_for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university</text:p>
          </table:table-cell>
          <table:table-cell table:formula="of:=AVERAGE([.E4]; [.F4]; [.G4])" office:value-type="float" office:value="0.5064" calcext:value-type="float">
            <text:p>0.5064</text:p>
          </table:table-cell>
          <table:table-cell office:value-type="float" office:value="0.4353" calcext:value-type="float">
            <text:p>0.4353</text:p>
          </table:table-cell>
          <table:table-cell table:style-name="ce3" office:value-type="float" office:value="0.2912" calcext:value-type="float">
            <text:p>0.2912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string" calcext:value-type="string">
            <text:p>near_hunits_vac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ulation</text:p>
          </table:table-cell>
          <table:table-cell table:formula="of:=AVERAGE([.E5]; [.F5]; [.G5])" office:value-type="float" office:value="0.369066666666667" calcext:value-type="float">
            <text:p>0.369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6934" calcext:value-type="float">
            <text:p>0.6934</text:p>
          </table:table-cell>
          <table:table-cell/>
          <table:table-cell office:value-type="string" calcext:value-type="string">
            <text:p>near_fin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population</text:p>
          </table:table-cell>
          <table:table-cell table:formula="of:=AVERAGE([.E6]; [.F6]; [.G6])" office:value-type="float" office:value="0.4768" calcext:value-type="float">
            <text:p>0.476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8115" calcext:value-type="float">
            <text:p>0.8115</text:p>
          </table:table-cell>
          <table:table-cell/>
          <table:table-cell office:value-type="string" calcext:value-type="string">
            <text:p>near_entertain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pop_old</text:p>
          </table:table-cell>
          <table:table-cell table:formula="of:=AVERAGE([.E7]; [.F7]; [.G7])" office:value-type="float" office:value="0.447366666666667" calcext:value-type="float">
            <text:p>0.4474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8389" calcext:value-type="float">
            <text:p>0.8389</text:p>
          </table:table-cell>
          <table:table-cell/>
          <table:table-cell office:value-type="string" calcext:value-type="string">
            <text:p>15net_hunits_o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pop_child</text:p>
          </table:table-cell>
          <table:table-cell table:style-name="ce2" table:formula="of:=AVERAGE([.E8]; [.F8]; [.G8])" office:value-type="float" office:value="0.506866666666667" calcext:value-type="float">
            <text:p>0.5069</text:p>
          </table:table-cell>
          <table:table-cell office:value-type="float" office:value="0.433" calcext:value-type="float">
            <text:p>0.433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8128" calcext:value-type="float">
            <text:p>0.8128</text:p>
          </table:table-cell>
          <table:table-cell/>
          <table:table-cell office:value-type="string" calcext:value-type="string">
            <text:p>15net_hospital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medical</text:p>
          </table:table-cell>
          <table:table-cell table:formula="of:=AVERAGE([.E9]; [.F9]; [.G9])" office:value-type="float" office:value="0.3989" calcext:value-type="float">
            <text:p>0.398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383" calcext:value-type="float">
            <text:p>0.7383</text:p>
          </table:table-cell>
          <table:table-cell/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medical</text:p>
          </table:table-cell>
          <table:table-cell table:style-name="ce2" table:formula="of:=AVERAGE([.E10]; [.F10]; [.G10])" office:value-type="float" office:value="0.441566666666667" calcext:value-type="float">
            <text:p>0.4416</text:p>
          </table:table-cell>
          <table:table-cell table:style-name="ce3" office:value-type="float" office:value="0.391" calcext:value-type="float">
            <text:p>0.39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8071" calcext:value-type="float">
            <text:p>0.8071</text:p>
          </table:table-cell>
          <table:table-cell/>
          <table:table-cell office:value-type="string" calcext:value-type="string">
            <text:p>near_med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medical</text:p>
          </table:table-cell>
          <table:table-cell table:formula="of:=AVERAGE([.E11]; [.F11]; [.G11])" office:value-type="float" office:value="0.483766666666667" calcext:value-type="float">
            <text:p>0.483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near_hospit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labor_force</text:p>
          </table:table-cell>
          <table:table-cell table:formula="of:=AVERAGE([.E12]; [.F12]; [.G12])" office:value-type="float" office:value="0.409366666666667" calcext:value-type="float">
            <text:p>0.4094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8106" calcext:value-type="float">
            <text:p>0.8106</text:p>
          </table:table-cell>
          <table:table-cell/>
          <table:table-cell office:value-type="string" calcext:value-type="string">
            <text:p>near_busin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labor_force</text:p>
          </table:table-cell>
          <table:table-cell table:formula="of:=AVERAGE([.E13]; [.F13]; [.G13])" office:value-type="float" office:value="0.487466666666667" calcext:value-type="float">
            <text:p>0.4875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8052" calcext:value-type="float">
            <text:p>0.8052</text:p>
          </table:table-cell>
          <table:table-cell/>
          <table:table-cell office:value-type="string" calcext:value-type="string">
            <text:p>30net_hunits_lar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vacant</text:p>
          </table:table-cell>
          <table:table-cell table:formula="of:=AVERAGE([.E14]; [.F14]; [.G14])" office:value-type="float" office:value="0.4022" calcext:value-type="float">
            <text:p>0.4022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7327" calcext:value-type="float">
            <text:p>0.7327</text:p>
          </table:table-cell>
          <table:table-cell/>
          <table:table-cell office:value-type="string" calcext:value-type="string">
            <text:p>15net_univers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vacant</text:p>
          </table:table-cell>
          <table:table-cell table:formula="of:=AVERAGE([.E15]; [.F15]; [.G15])" office:value-type="float" office:value="0.4358" calcext:value-type="float">
            <text:p>0.4358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7948" calcext:value-type="float">
            <text:p>0.7948</text:p>
          </table:table-cell>
          <table:table-cell table:number-columns-repeated="2"/>
          <table:table-cell table:formula="of:=SUM([.J1:.J14])-COUNT([.J1:.J1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large</text:p>
          </table:table-cell>
          <table:table-cell table:formula="of:=AVERAGE([.E16]; [.F16]; [.G16])" office:value-type="float" office:value="0.3875" calcext:value-type="float">
            <text:p>0.387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7141" calcext:value-type="float">
            <text:p>0.7141</text:p>
          </table:table-cell>
          <table:table-cell table:number-columns-repeated="2"/>
          <table:table-cell table:formula="of:=COUNT([.J1:.J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household</text:p>
          </table:table-cell>
          <table:table-cell table:formula="of:=AVERAGE([.E17]; [.F17]; [.G17])" office:value-type="float" office:value="0.4847" calcext:value-type="float">
            <text:p>0.4847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7623" calcext:value-type="float">
            <text:p>0.7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use_w_child</text:p>
          </table:table-cell>
          <table:table-cell table:formula="of:=AVERAGE([.E18]; [.F18]; [.G18])" office:value-type="float" office:value="0.481933333333333" calcext:value-type="float">
            <text:p>0.4819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7757" calcext:value-type="float">
            <text:p>0.7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spitality</text:p>
          </table:table-cell>
          <table:table-cell table:formula="of:=AVERAGE([.E19]; [.F19]; [.G19])" office:value-type="float" office:value="0.3107" calcext:value-type="float">
            <text:p>0.3107</text:p>
          </table:table-cell>
          <table:table-cell office:value-type="float" office:value="0.3593" calcext:value-type="float">
            <text:p>0.3593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0.6576" calcext:value-type="float">
            <text:p>0.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ospitality</text:p>
          </table:table-cell>
          <table:table-cell table:formula="of:=AVERAGE([.E20]; [.F20]; [.G20])" office:value-type="float" office:value="0.4302" calcext:value-type="float">
            <text:p>0.4302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8238" calcext:value-type="float">
            <text:p>0.8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formula="of:=AVERAGE([.E21]; [.F21]; [.G21])" office:value-type="float" office:value="0.487833333333333" calcext:value-type="float">
            <text:p>0.4878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7823" calcext:value-type="float">
            <text:p>0.7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finance</text:p>
          </table:table-cell>
          <table:table-cell table:formula="of:=AVERAGE([.E22]; [.F22]; [.G22])" office:value-type="float" office:value="0.424466666666667" calcext:value-type="float">
            <text:p>0.4245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8218" calcext:value-type="float">
            <text:p>0.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table:formula="of:=AVERAGE([.E23]; [.F23]; [.G23])" office:value-type="float" office:value="0.33995" calcext:value-type="float">
            <text:p>0.340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2632" calcext:value-type="float">
            <text:p>0.263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family</text:p>
          </table:table-cell>
          <table:table-cell table:formula="of:=AVERAGE([.E24]; [.F24]; [.G24])" office:value-type="float" office:value="0.372933333333333" calcext:value-type="float">
            <text:p>0.3729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6969" calcext:value-type="float">
            <text:p>0.6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table:formula="of:=AVERAGE([.E25]; [.F25]; [.G25])" office:value-type="float" office:value="0.400566666666667" calcext:value-type="float">
            <text:p>0.400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7361" calcext:value-type="float">
            <text:p>0.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entertainment</text:p>
          </table:table-cell>
          <table:table-cell table:formula="of:=AVERAGE([.E26]; [.F26]; [.G26])" office:value-type="float" office:value="0.434633333333333" calcext:value-type="float">
            <text:p>0.4346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7998" calcext:value-type="float">
            <text:p>0.7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employment</text:p>
          </table:table-cell>
          <table:table-cell table:formula="of:=AVERAGE([.E27]; [.F27]; [.G27])" office:value-type="float" office:value="0.314533333333333" calcext:value-type="float">
            <text:p>0.31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7194" calcext:value-type="float">
            <text:p>0.7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loyed</text:p>
          </table:table-cell>
          <table:table-cell table:formula="of:=AVERAGE([.E28]; [.F28]; [.G28])" office:value-type="float" office:value="0.4366" calcext:value-type="float">
            <text:p>0.4366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8343" calcext:value-type="float">
            <text:p>0.8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emp_pay</text:p>
          </table:table-cell>
          <table:table-cell table:formula="of:=AVERAGE([.E29]; [.F29]; [.G29])" office:value-type="float" office:value="0.428966666666667" calcext:value-type="float">
            <text:p>0.4290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8235" calcext:value-type="float">
            <text:p>0.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table:formula="of:=AVERAGE([.E30]; [.F30]; [.G30])" office:value-type="float" office:value="0.3754" calcext:value-type="float">
            <text:p>0.37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6929" calcext:value-type="float">
            <text:p>0.6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formula="of:=AVERAGE([.E31]; [.F31]; [.G31])" office:value-type="float" office:value="0.4336" calcext:value-type="float">
            <text:p>0.433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56" calcext:value-type="float">
            <text:p>0.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business</text:p>
          </table:table-cell>
          <table:table-cell table:formula="of:=AVERAGE([.E32]; [.F32]; [.G32])" office:value-type="float" office:value="0.4851" calcext:value-type="float">
            <text:p>0.4851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181" calcext:value-type="float">
            <text:p>0.8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achelors</text:p>
          </table:table-cell>
          <table:table-cell table:formula="of:=AVERAGE([.E33]; [.F33]; [.G33])" office:value-type="float" office:value="0.498933333333333" calcext:value-type="float">
            <text:p>0.4989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8033" calcext:value-type="float">
            <text:p>0.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university</text:p>
          </table:table-cell>
          <table:table-cell table:formula="of:=AVERAGE([.E34]; [.F34]; [.G34])" office:value-type="float" office:value="0.267066666666667" calcext:value-type="float">
            <text:p>0.2671</text:p>
          </table:table-cell>
          <table:table-cell office:value-type="float" office:value="0.3165" calcext:value-type="float">
            <text:p>0.3165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6371" calcext:value-type="float">
            <text:p>0.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pop_child</text:p>
          </table:table-cell>
          <table:table-cell table:formula="of:=AVERAGE([.E35]; [.F35]; [.G35])" office:value-type="float" office:value="0.485933333333333" calcext:value-type="float">
            <text:p>0.4859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7401" calcext:value-type="float">
            <text:p>0.7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net_hunits_renter</text:p>
          </table:table-cell>
          <table:table-cell table:formula="of:=AVERAGE([.E36]; [.F36]; [.G36])" office:value-type="float" office:value="0.493333333333333" calcext:value-type="float">
            <text:p>0.493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711" calcext:value-type="float">
            <text:p>0.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net_emp_pay</text:p>
          </table:table-cell>
          <table:table-cell table:formula="of:=AVERAGE([.E37]; [.F37]; [.G37])" office:value-type="float" office:value="0.444133333333333" calcext:value-type="float">
            <text:p>0.4441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048" calcext:value-type="float">
            <text:p>0.048</text:p>
          </table:table-cell>
          <table:table-cell office:value-type="float" office:value="0.8648" calcext:value-type="float">
            <text:p>0.8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net_university</text:p>
          </table:table-cell>
          <table:table-cell table:formula="of:=AVERAGE([.E38]; [.F38]; [.G38])" office:value-type="float" office:value="0.4312" calcext:value-type="float">
            <text:p>0.4312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517" calcext:value-type="float">
            <text:p>0.8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net_university</text:p>
          </table:table-cell>
          <table:table-cell table:formula="of:=AVERAGE([.E39]; [.F39]; [.G39])" office:value-type="float" office:value="0.484066666666667" calcext:value-type="float">
            <text:p>0.4841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1981" calcext:value-type="float">
            <text:p>0.1981</text:p>
          </table:table-cell>
          <table:table-cell table:style-name="ce3" office:value-type="float" office:value="0.8289" calcext:value-type="float">
            <text:p>0.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table:formula="of:=AVERAGE([.E40]; [.F40]; [.G40])" office:value-type="float" office:value="0.351466666666667" calcext:value-type="float">
            <text:p>0.3515</text:p>
          </table:table-cell>
          <table:table-cell office:value-type="float" office:value="0.3751" calcext:value-type="float">
            <text:p>0.3751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7482" calcext:value-type="float">
            <text:p>0.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table:formula="of:=AVERAGE([.E41]; [.F41]; [.G41])" office:value-type="float" office:value="0.392233333333333" calcext:value-type="float">
            <text:p>0.392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838" calcext:value-type="float">
            <text:p>0.7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net_hunits_large</text:p>
          </table:table-cell>
          <table:table-cell table:formula="of:=AVERAGE([.E42]; [.F42]; [.G42])" office:value-type="float" office:value="0.406966666666667" calcext:value-type="float">
            <text:p>0.4070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8039" calcext:value-type="float">
            <text:p>0.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net_hunits_large</text:p>
          </table:table-cell>
          <table:table-cell table:formula="of:=AVERAGE([.E43]; [.F43]; [.G43])" office:value-type="float" office:value="0.432866666666667" calcext:value-type="float">
            <text:p>0.4329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7918" calcext:value-type="float">
            <text:p>0.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large</text:p>
          </table:table-cell>
          <table:table-cell table:formula="of:=AVERAGE([.E44]; [.F44]; [.G44])" office:value-type="float" office:value="0.483966666666667" calcext:value-type="float">
            <text:p>0.4840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975" calcext:value-type="float">
            <text:p>0.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hunits</text:p>
          </table:table-cell>
          <table:table-cell table:formula="of:=AVERAGE([.E45]; [.F45]; [.G45])" office:value-type="float" office:value="0.4189" calcext:value-type="float">
            <text:p>0.4189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8246" calcext:value-type="float">
            <text:p>0.8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net_entertainment</text:p>
          </table:table-cell>
          <table:table-cell table:formula="of:=AVERAGE([.E46]; [.F46]; [.G46])" office:value-type="float" office:value="0.4392" calcext:value-type="float">
            <text:p>0.4392</text:p>
          </table:table-cell>
          <table:table-cell office:value-type="float" office:value="0.3849" calcext:value-type="float">
            <text:p>0.3849</text:p>
          </table:table-cell>
          <table:table-cell table:style-name="ce3" office:value-type="float" office:value="0.1298" calcext:value-type="float">
            <text:p>0.1298</text:p>
          </table:table-cell>
          <table:table-cell office:value-type="float" office:value="0.8029" calcext:value-type="float">
            <text:p>0.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table:formula="of:=AVERAGE([.E47]; [.F47]; [.G47])" office:value-type="float" office:value="0.396066666666667" calcext:value-type="float">
            <text:p>0.396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737" calcext:value-type="float">
            <text:p>0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table:formula="of:=AVERAGE([.E48]; [.F48]; [.G48])" office:value-type="float" office:value="0.432" calcext:value-type="float">
            <text:p>0.4320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8121" calcext:value-type="float">
            <text:p>0.8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university</text:p>
          </table:table-cell>
          <table:table-cell table:formula="of:=AVERAGE([.E49]; [.F49]; [.G49])" office:value-type="float" office:value="0.503733333333333" calcext:value-type="float">
            <text:p>0.503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8" calcext:value-type="float">
            <text:p>0.28</text:p>
          </table:table-cell>
          <table:table-cell office:value-type="float" office:value="0.8001" calcext:value-type="float">
            <text:p>0.8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table:formula="of:=AVERAGE([.E50]; [.F50]; [.G50])" office:value-type="float" office:value="0.467566666666667" calcext:value-type="float">
            <text:p>0.46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7476" calcext:value-type="float">
            <text:p>0.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vacant</text:p>
          </table:table-cell>
          <table:table-cell table:formula="of:=AVERAGE([.E51]; [.F51]; [.G51])" office:value-type="float" office:value="0.424333333333333" calcext:value-type="float">
            <text:p>0.4243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7851" calcext:value-type="float">
            <text:p>0.7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owner</text:p>
          </table:table-cell>
          <table:table-cell table:formula="of:=AVERAGE([.E52]; [.F52]; [.G52])" office:value-type="float" office:value="0.437233333333333" calcext:value-type="float">
            <text:p>0.4372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1037" calcext:value-type="float">
            <text:p>0.1037</text:p>
          </table:table-cell>
          <table:table-cell table:style-name="ce3" office:value-type="float" office:value="0.8399" calcext:value-type="float">
            <text:p>0.8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3]; [.F53]; [.G53])" office:value-type="float" office:value="0.216233333333333" calcext:value-type="float">
            <text:p>0.2162</text:p>
          </table:table-cell>
          <table:table-cell office:value-type="float" office:value="0.3131" calcext:value-type="float">
            <text:p>0.3131</text:p>
          </table:table-cell>
          <table:table-cell office:value-type="float" office:value="-0.3266" calcext:value-type="float">
            <text:p>-0.3266</text:p>
          </table:table-cell>
          <table:table-cell office:value-type="float" office:value="0.6622" calcext:value-type="float">
            <text:p>0.6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4]; [.F54]; [.G54])" office:value-type="float" office:value="0.289033333333333" calcext:value-type="float">
            <text:p>0.2890</text:p>
          </table:table-cell>
          <table:table-cell office:value-type="float" office:value="0.3346" calcext:value-type="float">
            <text:p>0.3346</text:p>
          </table:table-cell>
          <table:table-cell office:value-type="float" office:value="-0.1984" calcext:value-type="float">
            <text:p>-0.1984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medium</text:p>
          </table:table-cell>
          <table:table-cell table:formula="of:=AVERAGE([.E55]; [.F55]; [.G55])" office:value-type="float" office:value="0.4358" calcext:value-type="float">
            <text:p>0.4358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812" calcext:value-type="float">
            <text:p>0.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spitality</text:p>
          </table:table-cell>
          <table:table-cell table:formula="of:=AVERAGE([.E56]; [.F56]; [.G56])" office:value-type="float" office:value="0.375033333333333" calcext:value-type="float">
            <text:p>0.3750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net_hospitality</text:p>
          </table:table-cell>
          <table:table-cell table:formula="of:=AVERAGE([.E57]; [.F57]; [.G57])" office:value-type="float" office:value="0.4676" calcext:value-type="float">
            <text:p>0.467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1984" calcext:value-type="float">
            <text:p>0.1984</text:p>
          </table:table-cell>
          <table:table-cell table:style-name="ce1" office:value-type="float" office:value="0.806" calcext:value-type="float">
            <text:p>0.8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finance</text:p>
          </table:table-cell>
          <table:table-cell table:formula="of:=AVERAGE([.E58]; [.F58]; [.G58])" office:value-type="float" office:value="0.380366666666667" calcext:value-type="float">
            <text:p>0.3804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962" calcext:value-type="float">
            <text:p>0.6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emp_pay</text:p>
          </table:table-cell>
          <table:table-cell table:formula="of:=AVERAGE([.E59]; [.F59]; [.G59])" office:value-type="float" office:value="0.3893" calcext:value-type="float">
            <text:p>0.389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bachelors</text:p>
          </table:table-cell>
          <table:table-cell table:formula="of:=AVERAGE([.E60]; [.F60]; [.G60])" office:value-type="float" office:value="0.503" calcext:value-type="float">
            <text:p>0.5030</text:p>
          </table:table-cell>
          <table:table-cell table:style-name="ce3" office:value-type="float" office:value="0.4385" calcext:value-type="float">
            <text:p>0.4385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8079" calcext:value-type="float">
            <text:p>0.8079</text:p>
          </table:table-cell>
          <table:table-cell table:number-columns-repeated="3"/>
        </table:table-row>
      </table:table>
      <table:table table:name="Intercept comparisons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oisson -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1805" calcext:value-type="float">
            <text:p>-0.1805</text:p>
          </table:table-cell>
          <table:table-cell office:value-type="float" office:value="0.4143" calcext:value-type="float">
            <text:p>0.4143</text:p>
          </table:table-cell>
          <table:table-cell table:style-name="ce1" table:formula="of:=AVERAGE([.D1:.F1])" office:value-type="float" office:value="0.0825333333333333" calcext:value-type="float">
            <text:p>0.08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net_entertainment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4599" calcext:value-type="float">
            <text:p>0.4599</text:p>
          </table:table-cell>
          <table:table-cell table:style-name="ce1" table:formula="of:=AVERAGE([.D2:.F2])" office:value-type="float" office:value="0.1305" calcext:value-type="float">
            <text:p>0.13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net_hunits_large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3964" calcext:value-type="float">
            <text:p>0.3964</text:p>
          </table:table-cell>
          <table:table-cell table:style-name="ce1" table:formula="of:=AVERAGE([.D3:.F3])" office:value-type="float" office:value="0.1831" calcext:value-type="float">
            <text:p>0.18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finance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4418" calcext:value-type="float">
            <text:p>0.4418</text:p>
          </table:table-cell>
          <table:table-cell table:style-name="ce1" table:formula="of:=AVERAGE([.D4:.F4])" office:value-type="float" office:value="0.196666666666667" calcext:value-type="float">
            <text:p>0.19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4404" calcext:value-type="float">
            <text:p>0.4404</text:p>
          </table:table-cell>
          <table:table-cell table:style-name="ce1" table:formula="of:=AVERAGE([.D5:.F5])" office:value-type="float" office:value="0.183766666666667" calcext:value-type="float">
            <text:p>0.18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large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5147" calcext:value-type="float">
            <text:p>0.5147</text:p>
          </table:table-cell>
          <table:table-cell table:style-name="ce1" table:formula="of:=AVERAGE([.D6:.F6])" office:value-type="float" office:value="0.208266666666667" calcext:value-type="float">
            <text:p>0.20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entertainment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5365" calcext:value-type="float">
            <text:p>0.5365</text:p>
          </table:table-cell>
          <table:table-cell table:style-name="ce1" table:formula="of:=AVERAGE([.D7:.F7])" office:value-type="float" office:value="0.221633333333333" calcext:value-type="float">
            <text:p>0.22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medical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6566" calcext:value-type="float">
            <text:p>0.6566</text:p>
          </table:table-cell>
          <table:table-cell table:style-name="ce1" table:formula="of:=AVERAGE([.D8:.F8])" office:value-type="float" office:value="0.210966666666667" calcext:value-type="float">
            <text:p>0.21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5net_university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3926" calcext:value-type="float">
            <text:p>0.3926</text:p>
          </table:table-cell>
          <table:table-cell table:style-name="ce1" table:formula="of:=AVERAGE([.D9:.F9])" office:value-type="float" office:value="0.1241" calcext:value-type="float">
            <text:p>0.124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emp_pay</text:p>
          </table:table-cell>
          <table:table-cell office:value-type="float" office:value="-0.1393" calcext:value-type="float">
            <text:p>-0.1393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2282" calcext:value-type="float">
            <text:p>0.2282</text:p>
          </table:table-cell>
          <table:table-cell table:style-name="ce1" table:formula="of:=AVERAGE([.D10:.F10])" office:value-type="float" office:value="0.0249" calcext:value-type="float">
            <text:p>0.02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achelors</text:p>
          </table:table-cell>
          <table:table-cell office:value-type="float" office:value="-0.2921" calcext:value-type="float">
            <text:p>-0.2921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1634" calcext:value-type="float">
            <text:p>0.1634</text:p>
          </table:table-cell>
          <table:table-cell table:style-name="ce1" table:formula="of:=AVERAGE([.D11:.F11])" office:value-type="float" office:value="-0.0717" calcext:value-type="float">
            <text:p>-0.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-0.3593" calcext:value-type="float">
            <text:p>-0.3593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0973" calcext:value-type="float">
            <text:p>0.0973</text:p>
          </table:table-cell>
          <table:table-cell table:style-name="ce1" table:formula="of:=AVERAGE([.D12:.F12])" office:value-type="float" office:value="-0.121566666666667" calcext:value-type="float">
            <text:p>-0.12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attached</text:p>
          </table:table-cell>
          <table:table-cell office:value-type="float" office:value="-0.9203" calcext:value-type="float">
            <text:p>-0.9203</text:p>
          </table:table-cell>
          <table:table-cell office:value-type="float" office:value="-0.3904" calcext:value-type="float">
            <text:p>-0.3904</text:p>
          </table:table-cell>
          <table:table-cell office:value-type="float" office:value="-0.3081" calcext:value-type="float">
            <text:p>-0.3081</text:p>
          </table:table-cell>
          <table:table-cell table:style-name="ce1" table:formula="of:=AVERAGE([.D13:.F13])" office:value-type="float" office:value="-0.5396" calcext:value-type="float">
            <text:p>-0.539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30net_pop_poor</text:p>
          </table:table-cell>
          <table:table-cell office:value-type="float" office:value="-0.4058" calcext:value-type="float">
            <text:p>-0.4058</text:p>
          </table:table-cell>
          <table:table-cell office:value-type="float" office:value="-0.3428" calcext:value-type="float">
            <text:p>-0.3428</text:p>
          </table:table-cell>
          <table:table-cell office:value-type="float" office:value="0.1556" calcext:value-type="float">
            <text:p>0.1556</text:p>
          </table:table-cell>
          <table:table-cell table:style-name="ce1" table:formula="of:=AVERAGE([.D14:.F14])" office:value-type="float" office:value="-0.197666666666667" calcext:value-type="float">
            <text:p>-0.19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medical</text:p>
          </table:table-cell>
          <table:table-cell office:value-type="float" office:value="-0.4344" calcext:value-type="float">
            <text:p>-0.4344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134" calcext:value-type="float">
            <text:p>0.1340</text:p>
          </table:table-cell>
          <table:table-cell table:style-name="ce1" table:formula="of:=AVERAGE([.D15:.F15])" office:value-type="float" office:value="-0.1803" calcext:value-type="float">
            <text:p>-0.18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attached</text:p>
          </table:table-cell>
          <table:table-cell office:value-type="float" office:value="-0.5302" calcext:value-type="float">
            <text:p>-0.5302</text:p>
          </table:table-cell>
          <table:table-cell office:value-type="float" office:value="-0.2529" calcext:value-type="float">
            <text:p>-0.2529</text:p>
          </table:table-cell>
          <table:table-cell office:value-type="float" office:value="-0.0503" calcext:value-type="float">
            <text:p>-0.0503</text:p>
          </table:table-cell>
          <table:table-cell table:style-name="ce1" table:formula="of:=AVERAGE([.D16:.F16])" office:value-type="float" office:value="-0.2778" calcext:value-type="float">
            <text:p>-0.277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pop_old</text:p>
          </table:table-cell>
          <table:table-cell office:value-type="float" office:value="-0.7835" calcext:value-type="float">
            <text:p>-0.7835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-0.2625" calcext:value-type="float">
            <text:p>-0.2625</text:p>
          </table:table-cell>
          <table:table-cell table:style-name="ce1" table:formula="of:=AVERAGE([.D17:.F17])" office:value-type="float" office:value="-0.5103" calcext:value-type="float">
            <text:p>-0.51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30net_pop_old</text:p>
          </table:table-cell>
          <table:table-cell office:value-type="float" office:value="-0.9285" calcext:value-type="float">
            <text:p>-0.9285</text:p>
          </table:table-cell>
          <table:table-cell office:value-type="float" office:value="-0.4814" calcext:value-type="float">
            <text:p>-0.4814</text:p>
          </table:table-cell>
          <table:table-cell office:value-type="float" office:value="-0.3133" calcext:value-type="float">
            <text:p>-0.3133</text:p>
          </table:table-cell>
          <table:table-cell table:style-name="ce1" table:formula="of:=AVERAGE([.D18:.F18])" office:value-type="float" office:value="-0.5744" calcext:value-type="float">
            <text:p>-0.57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medium</text:p>
          </table:table-cell>
          <table:table-cell office:value-type="float" office:value="-1.0819" calcext:value-type="float">
            <text:p>-1.0819</text:p>
          </table:table-cell>
          <table:table-cell office:value-type="float" office:value="-0.5444" calcext:value-type="float">
            <text:p>-0.5444</text:p>
          </table:table-cell>
          <table:table-cell office:value-type="float" office:value="-0.5034" calcext:value-type="float">
            <text:p>-0.5034</text:p>
          </table:table-cell>
          <table:table-cell table:style-name="ce1" table:formula="of:=AVERAGE([.D19:.F19])" office:value-type="float" office:value="-0.7099" calcext:value-type="float">
            <text:p>-0.709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foreign_born</text:p>
          </table:table-cell>
          <table:table-cell office:value-type="float" office:value="-2.7023" calcext:value-type="float">
            <text:p>-2.7023</text:p>
          </table:table-cell>
          <table:table-cell office:value-type="float" office:value="-1.5092" calcext:value-type="float">
            <text:p>-1.5092</text:p>
          </table:table-cell>
          <table:table-cell office:value-type="float" office:value="-2.1554" calcext:value-type="float">
            <text:p>-2.1554</text:p>
          </table:table-cell>
          <table:table-cell table:style-name="ce1" table:formula="of:=AVERAGE([.D20:.F20])" office:value-type="float" office:value="-2.1223" calcext:value-type="float">
            <text:p>-2.12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0.9324" calcext:value-type="float">
            <text:p>-0.9324</text:p>
          </table:table-cell>
          <table:table-cell office:value-type="float" office:value="-1.9863" calcext:value-type="float">
            <text:p>-1.9863</text:p>
          </table:table-cell>
          <table:table-cell table:style-name="ce1" table:formula="of:=AVERAGE([.D21:.F21])" office:value-type="float" office:value="-1.77886666666667" calcext:value-type="float">
            <text:p>-1.778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hunits_detached</text:p>
          </table:table-cell>
          <table:table-cell office:value-type="float" office:value="-1.7094" calcext:value-type="float">
            <text:p>-1.7094</text:p>
          </table:table-cell>
          <table:table-cell office:value-type="float" office:value="-0.8172" calcext:value-type="float">
            <text:p>-0.8172</text:p>
          </table:table-cell>
          <table:table-cell office:value-type="float" office:value="-1.1643" calcext:value-type="float">
            <text:p>-1.1643</text:p>
          </table:table-cell>
          <table:table-cell table:style-name="ce1" table:formula="of:=AVERAGE([.D22:.F22])" office:value-type="float" office:value="-1.2303" calcext:value-type="float">
            <text:p>-1.23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5net_pop_rich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-0.1114" calcext:value-type="float">
            <text:p>-0.1114</text:p>
          </table:table-cell>
          <table:table-cell office:value-type="float" office:value="0.4643" calcext:value-type="float">
            <text:p>0.4643</text:p>
          </table:table-cell>
          <table:table-cell table:style-name="ce1" table:formula="of:=AVERAGE([.D23:.F23])" office:value-type="float" office:value="0.0888" calcext:value-type="float">
            <text:p>0.08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5126" calcext:value-type="float">
            <text:p>0.5126</text:p>
          </table:table-cell>
          <table:table-cell table:style-name="ce1" table:formula="of:=AVERAGE([.D24:.F24])" office:value-type="float" office:value="0.1117" calcext:value-type="float">
            <text:p>0.11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labor_force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-0.0891" calcext:value-type="float">
            <text:p>-0.0891</text:p>
          </table:table-cell>
          <table:table-cell office:value-type="float" office:value="0.4922" calcext:value-type="float">
            <text:p>0.4922</text:p>
          </table:table-cell>
          <table:table-cell table:style-name="ce1" table:formula="of:=AVERAGE([.D25:.F25])" office:value-type="float" office:value="0.102466666666667" calcext:value-type="float">
            <text:p>0.1025</text:p>
          </table:table-cell>
        </table:table-row>
        <table:table-row table:style-name="ro1">
          <table:table-cell office:value-type="string" calcext:value-type="string">
            <text:p>LstSq –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students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7868" calcext:value-type="float">
            <text:p>0.7868</text:p>
          </table:table-cell>
          <table:table-cell table:style-name="ce1" table:formula="of:=AVERAGE([.D26:.F26])" office:value-type="float" office:value="0.400866666666667" calcext:value-type="float">
            <text:p>0.4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8549" calcext:value-type="float">
            <text:p>0.8549</text:p>
          </table:table-cell>
          <table:table-cell table:style-name="ce1" table:formula="of:=AVERAGE([.D27:.F27])" office:value-type="float" office:value="0.444133333333333" calcext:value-type="float">
            <text:p>0.44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ar_emp_pay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8629" calcext:value-type="float">
            <text:p>0.8629</text:p>
          </table:table-cell>
          <table:table-cell table:style-name="ce1" table:formula="of:=AVERAGE([.D28:.F28])" office:value-type="float" office:value="0.450133333333333" calcext:value-type="float">
            <text:p>0.45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net_university</text:p>
          </table:table-cell>
          <table:table-cell office:value-type="float" office:value="0.404" calcext:value-type="float">
            <text:p>0.404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8342" calcext:value-type="float">
            <text:p>0.8342</text:p>
          </table:table-cell>
          <table:table-cell table:style-name="ce1" table:formula="of:=AVERAGE([.D29:.F29])" office:value-type="float" office:value="0.453233333333333" calcext:value-type="float">
            <text:p>0.45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8835" calcext:value-type="float">
            <text:p>0.8835</text:p>
          </table:table-cell>
          <table:table-cell table:style-name="ce1" table:formula="of:=AVERAGE([.D30:.F30])" office:value-type="float" office:value="0.4708" calcext:value-type="float">
            <text:p>0.47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121" calcext:value-type="float">
            <text:p>0.121</text:p>
          </table:table-cell>
          <table:table-cell office:value-type="float" office:value="0.8784" calcext:value-type="float">
            <text:p>0.8784</text:p>
          </table:table-cell>
          <table:table-cell table:style-name="ce1" table:formula="of:=AVERAGE([.D31:.F31])" office:value-type="float" office:value="0.474533333333333" calcext:value-type="float">
            <text:p>0.47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77" calcext:value-type="float">
            <text:p>0.8770</text:p>
          </table:table-cell>
          <table:table-cell table:style-name="ce1" table:formula="of:=AVERAGE([.D32:.F32])" office:value-type="float" office:value="0.472866666666667" calcext:value-type="float">
            <text:p>0.47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5net_entertainment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8735" calcext:value-type="float">
            <text:p>0.8735</text:p>
          </table:table-cell>
          <table:table-cell table:style-name="ce1" table:formula="of:=AVERAGE([.D33:.F33])" office:value-type="float" office:value="0.4709" calcext:value-type="float">
            <text:p>0.470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0net_university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8728" calcext:value-type="float">
            <text:p>0.8728</text:p>
          </table:table-cell>
          <table:table-cell table:style-name="ce1" table:formula="of:=AVERAGE([.D34:.F34])" office:value-type="float" office:value="0.465266666666667" calcext:value-type="float">
            <text:p>0.46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new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862" calcext:value-type="float">
            <text:p>0.8620</text:p>
          </table:table-cell>
          <table:table-cell table:style-name="ce1" table:formula="of:=AVERAGE([.D35:.F35])" office:value-type="float" office:value="0.457833333333333" calcext:value-type="float">
            <text:p>0.45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hunits_large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8532" calcext:value-type="float">
            <text:p>0.8532</text:p>
          </table:table-cell>
          <table:table-cell table:style-name="ce1" table:formula="of:=AVERAGE([.D36:.F36])" office:value-type="float" office:value="0.452366666666667" calcext:value-type="float">
            <text:p>0.45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entertainment</text:p>
          </table:table-cell>
          <table:table-cell office:value-type="float" office:value="0.396" calcext:value-type="float">
            <text:p>0.396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505" calcext:value-type="float">
            <text:p>0.8505</text:p>
          </table:table-cell>
          <table:table-cell table:style-name="ce1" table:formula="of:=AVERAGE([.D37:.F37])" office:value-type="float" office:value="0.4452" calcext:value-type="float">
            <text:p>0.445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vacant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7877" calcext:value-type="float">
            <text:p>0.7877</text:p>
          </table:table-cell>
          <table:table-cell table:style-name="ce1" table:formula="of:=AVERAGE([.D38:.F38])" office:value-type="float" office:value="0.4363" calcext:value-type="float">
            <text:p>0.436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finance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8133" calcext:value-type="float">
            <text:p>0.8133</text:p>
          </table:table-cell>
          <table:table-cell table:style-name="ce1" table:formula="of:=AVERAGE([.D39:.F39])" office:value-type="float" office:value="0.427" calcext:value-type="float">
            <text:p>0.427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university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813" calcext:value-type="float">
            <text:p>0.8130</text:p>
          </table:table-cell>
          <table:table-cell table:style-name="ce1" table:formula="of:=AVERAGE([.D40:.F40])" office:value-type="float" office:value="0.419266666666667" calcext:value-type="float">
            <text:p>0.41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students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7927" calcext:value-type="float">
            <text:p>0.7927</text:p>
          </table:table-cell>
          <table:table-cell table:style-name="ce1" table:formula="of:=AVERAGE([.D41:.F41])" office:value-type="float" office:value="0.413566666666667" calcext:value-type="float">
            <text:p>0.413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787" calcext:value-type="float">
            <text:p>0.7870</text:p>
          </table:table-cell>
          <table:table-cell table:style-name="ce1" table:formula="of:=AVERAGE([.D42:.F42])" office:value-type="float" office:value="0.388033333333333" calcext:value-type="float">
            <text:p>0.388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old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7784" calcext:value-type="float">
            <text:p>0.7784</text:p>
          </table:table-cell>
          <table:table-cell table:style-name="ce1" table:formula="of:=AVERAGE([.D43:.F43])" office:value-type="float" office:value="0.376066666666667" calcext:value-type="float">
            <text:p>0.376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arking</text:p>
          </table:table-cell>
          <table:table-cell office:value-type="float" office:value="0.3289" calcext:value-type="float">
            <text:p>0.3289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7965" calcext:value-type="float">
            <text:p>0.7965</text:p>
          </table:table-cell>
          <table:table-cell table:style-name="ce1" table:formula="of:=AVERAGE([.D44:.F44])" office:value-type="float" office:value="0.371466666666667" calcext:value-type="float">
            <text:p>0.37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30net_hunits_new</text:p>
          </table:table-cell>
          <table:table-cell office:value-type="float" office:value="0.3326" calcext:value-type="float">
            <text:p>0.3326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45:.F45])" office:value-type="float" office:value="0.376633333333333" calcext:value-type="float">
            <text:p>0.376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5net_emp_pay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8299" calcext:value-type="float">
            <text:p>0.8299</text:p>
          </table:table-cell>
          <table:table-cell table:style-name="ce1" table:formula="of:=AVERAGE([.D46:.F46])" office:value-type="float" office:value="0.3998" calcext:value-type="float">
            <text:p>0.39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emp_pay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277" calcext:value-type="float">
            <text:p>0.8277</text:p>
          </table:table-cell>
          <table:table-cell table:style-name="ce1" table:formula="of:=AVERAGE([.D47:.F47])" office:value-type="float" office:value="0.4088" calcext:value-type="float">
            <text:p>0.408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30net_hospitality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306" calcext:value-type="float">
            <text:p>0.8306</text:p>
          </table:table-cell>
          <table:table-cell table:style-name="ce1" table:formula="of:=AVERAGE([.D48:.F48])" office:value-type="float" office:value="0.4186" calcext:value-type="float">
            <text:p>0.41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bachelors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8323" calcext:value-type="float">
            <text:p>0.8323</text:p>
          </table:table-cell>
          <table:table-cell table:style-name="ce1" table:formula="of:=AVERAGE([.D49:.F49])" office:value-type="float" office:value="0.4238" calcext:value-type="float">
            <text:p>0.423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pop_rich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8484" calcext:value-type="float">
            <text:p>0.8484</text:p>
          </table:table-cell>
          <table:table-cell table:style-name="ce1" table:formula="of:=AVERAGE([.D50:.F50])" office:value-type="float" office:value="0.420366666666667" calcext:value-type="float">
            <text:p>0.4204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3585" calcext:value-type="float">
            <text:p>0.3585</text:p>
          </table:table-cell>
          <table:table-cell office:value-type="float" office:value="-0.2884" calcext:value-type="float">
            <text:p>-0.2884</text:p>
          </table:table-cell>
          <table:table-cell office:value-type="float" office:value="0.8173" calcext:value-type="float">
            <text:p>0.8173</text:p>
          </table:table-cell>
          <table:table-cell table:style-name="ce1" table:formula="of:=AVERAGE([.D51:.F51])" office:value-type="float" office:value="0.2958" calcext:value-type="float">
            <text:p>0.29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units</text:p>
          </table:table-cell>
          <table:table-cell office:value-type="float" office:value="0.3828" calcext:value-type="float">
            <text:p>0.382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0.8469" calcext:value-type="float">
            <text:p>0.8469</text:p>
          </table:table-cell>
          <table:table-cell table:style-name="ce1" table:formula="of:=AVERAGE([.D52:.F52])" office:value-type="float" office:value="0.353166666666667" calcext:value-type="float">
            <text:p>0.35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king</text:p>
          </table:table-cell>
          <table:table-cell office:value-type="float" office:value="0.384" calcext:value-type="float">
            <text:p>0.384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8419" calcext:value-type="float">
            <text:p>0.8419</text:p>
          </table:table-cell>
          <table:table-cell table:style-name="ce1" table:formula="of:=AVERAGE([.D53:.F53])" office:value-type="float" office:value="0.375766666666667" calcext:value-type="float">
            <text:p>0.37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medical</text:p>
          </table:table-cell>
          <table:table-cell office:value-type="float" office:value="0.3875" calcext:value-type="float">
            <text:p>0.387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8569" calcext:value-type="float">
            <text:p>0.8569</text:p>
          </table:table-cell>
          <table:table-cell table:style-name="ce1" table:formula="of:=AVERAGE([.D54:.F54])" office:value-type="float" office:value="0.3888" calcext:value-type="float">
            <text:p>0.388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population</text:p>
          </table:table-cell>
          <table:table-cell office:value-type="float" office:value="0.3861" calcext:value-type="float">
            <text:p>0.3861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8113" calcext:value-type="float">
            <text:p>0.8113</text:p>
          </table:table-cell>
          <table:table-cell table:style-name="ce1" table:formula="of:=AVERAGE([.D55:.F55])" office:value-type="float" office:value="0.3927" calcext:value-type="float">
            <text:p>0.39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owner</text:p>
          </table:table-cell>
          <table:table-cell office:value-type="float" office:value="0.378" calcext:value-type="float">
            <text:p>0.378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8358" calcext:value-type="float">
            <text:p>0.8358</text:p>
          </table:table-cell>
          <table:table-cell table:style-name="ce1" table:formula="of:=AVERAGE([.D56:.F56])" office:value-type="float" office:value="0.392633333333333" calcext:value-type="float">
            <text:p>0.39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5net_population</text:p>
          </table:table-cell>
          <table:table-cell office:value-type="float" office:value="0.3839" calcext:value-type="float">
            <text:p>0.3839</text:p>
          </table:table-cell>
          <table:table-cell office:value-type="float" office:value="-0.0182" calcext:value-type="float">
            <text:p>-0.0182</text:p>
          </table:table-cell>
          <table:table-cell office:value-type="float" office:value="0.8087" calcext:value-type="float">
            <text:p>0.8087</text:p>
          </table:table-cell>
          <table:table-cell table:style-name="ce1" table:formula="of:=AVERAGE([.D57:.F57])" office:value-type="float" office:value="0.391466666666667" calcext:value-type="float">
            <text:p>0.39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emp_full_time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8148" calcext:value-type="float">
            <text:p>0.8148</text:p>
          </table:table-cell>
          <table:table-cell table:style-name="ce1" table:formula="of:=AVERAGE([.D58:.F58])" office:value-type="float" office:value="0.409033333333333" calcext:value-type="float">
            <text:p>0.409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business</text:p>
          </table:table-cell>
          <table:table-cell office:value-type="float" office:value="0.4032" calcext:value-type="float">
            <text:p>0.4032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8349" calcext:value-type="float">
            <text:p>0.8349</text:p>
          </table:table-cell>
          <table:table-cell table:style-name="ce1" table:formula="of:=AVERAGE([.D59:.F59])" office:value-type="float" office:value="0.408333333333333" calcext:value-type="float">
            <text:p>0.40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attached</text:p>
          </table:table-cell>
          <table:table-cell office:value-type="float" office:value="0.3993" calcext:value-type="float">
            <text:p>0.3993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8571" calcext:value-type="float">
            <text:p>0.8571</text:p>
          </table:table-cell>
          <table:table-cell table:style-name="ce1" table:formula="of:=AVERAGE([.D60:.F60])" office:value-type="float" office:value="0.416" calcext:value-type="float">
            <text:p>0.416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3963" calcext:value-type="float">
            <text:p>0.396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8716" calcext:value-type="float">
            <text:p>0.8716</text:p>
          </table:table-cell>
          <table:table-cell table:style-name="ce1" table:formula="of:=AVERAGE([.D61:.F61])" office:value-type="float" office:value="0.417166666666667" calcext:value-type="float">
            <text:p>0.41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family</text:p>
          </table:table-cell>
          <table:table-cell office:value-type="float" office:value="0.399" calcext:value-type="float">
            <text:p>0.399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8278" calcext:value-type="float">
            <text:p>0.8278</text:p>
          </table:table-cell>
          <table:table-cell table:style-name="ce1" table:formula="of:=AVERAGE([.D62:.F62])" office:value-type="float" office:value="0.418833333333333" calcext:value-type="float">
            <text:p>0.418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5net_students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8276" calcext:value-type="float">
            <text:p>0.8276</text:p>
          </table:table-cell>
          <table:table-cell table:style-name="ce1" table:formula="of:=AVERAGE([.D63:.F63])" office:value-type="float" office:value="0.417" calcext:value-type="float">
            <text:p>0.417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8207" calcext:value-type="float">
            <text:p>0.8207</text:p>
          </table:table-cell>
          <table:table-cell table:style-name="ce1" table:formula="of:=AVERAGE([.D64:.F64])" office:value-type="float" office:value="0.423966666666667" calcext:value-type="float">
            <text:p>0.42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employment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8297" calcext:value-type="float">
            <text:p>0.8297</text:p>
          </table:table-cell>
          <table:table-cell table:style-name="ce1" table:formula="of:=AVERAGE([.D65:.F65])" office:value-type="float" office:value="0.434633333333333" calcext:value-type="float">
            <text:p>0.43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university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8406" calcext:value-type="float">
            <text:p>0.8406</text:p>
          </table:table-cell>
          <table:table-cell table:style-name="ce1" table:formula="of:=AVERAGE([.D66:.F66])" office:value-type="float" office:value="0.440866666666667" calcext:value-type="float">
            <text:p>0.440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medical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9045" calcext:value-type="float">
            <text:p>0.9045</text:p>
          </table:table-cell>
          <table:table-cell table:style-name="ce1" table:formula="of:=AVERAGE([.D67:.F67])" office:value-type="float" office:value="0.4443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medium</text:p>
          </table:table-cell>
          <table:table-cell office:value-type="float" office:value="0.395" calcext:value-type="float">
            <text:p>0.3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9011" calcext:value-type="float">
            <text:p>0.9011</text:p>
          </table:table-cell>
          <table:table-cell table:style-name="ce1" table:formula="of:=AVERAGE([.D68:.F68])" office:value-type="float" office:value="0.443733333333333" calcext:value-type="float">
            <text:p>0.44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entertainment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9025" calcext:value-type="float">
            <text:p>0.9025</text:p>
          </table:table-cell>
          <table:table-cell table:style-name="ce1" table:formula="of:=AVERAGE([.D69:.F69])" office:value-type="float" office:value="0.445766666666667" calcext:value-type="float">
            <text:p>0.44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new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8985" calcext:value-type="float">
            <text:p>0.8985</text:p>
          </table:table-cell>
          <table:table-cell table:style-name="ce1" table:formula="of:=AVERAGE([.D70:.F70])" office:value-type="float" office:value="0.441133333333333" calcext:value-type="float">
            <text:p>0.44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vacant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1:.F71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ar_hunits_renter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2:.F72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household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3:.F73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university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8117" calcext:value-type="float">
            <text:p>0.8117</text:p>
          </table:table-cell>
          <table:table-cell table:style-name="ce1" table:formula="of:=AVERAGE([.D74:.F74])" office:value-type="float" office:value="0.438466666666667" calcext:value-type="float">
            <text:p>0.438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spitality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8388" calcext:value-type="float">
            <text:p>0.8388</text:p>
          </table:table-cell>
          <table:table-cell table:style-name="ce1" table:formula="of:=AVERAGE([.D75:.F75])" office:value-type="float" office:value="0.430433333333333" calcext:value-type="float">
            <text:p>0.4304</text:p>
          </table:table-cell>
        </table:table-row>
        <table:table-row table:style-name="ro1">
          <table:table-cell office:value-type="string" calcext:value-type="string">
            <text:p>Lst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4017" calcext:value-type="float">
            <text:p>0.4017</text:p>
          </table:table-cell>
          <table:table-cell office:value-type="float" office:value="-0.1184" calcext:value-type="float">
            <text:p>-0.1184</text:p>
          </table:table-cell>
          <table:table-cell office:value-type="float" office:value="0.881" calcext:value-type="float">
            <text:p>0.8810</text:p>
          </table:table-cell>
          <table:table-cell table:style-name="ce1" table:formula="of:=AVERAGE([.D76:.F76])" office:value-type="float" office:value="0.3881" calcext:value-type="float">
            <text:p>0.38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king</text:p>
          </table:table-cell>
          <table:table-cell office:value-type="float" office:value="0.3722" calcext:value-type="float">
            <text:p>0.3722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0.9243" calcext:value-type="float">
            <text:p>0.9243</text:p>
          </table:table-cell>
          <table:table-cell table:style-name="ce1" table:formula="of:=AVERAGE([.D77:.F77])" office:value-type="float" office:value="0.415366666666667" calcext:value-type="float">
            <text:p>0.41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0net_university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78:.F78])" office:value-type="float" office:value="0.430366666666667" calcext:value-type="float">
            <text:p>0.43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pop_poor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8057" calcext:value-type="float">
            <text:p>0.8057</text:p>
          </table:table-cell>
          <table:table-cell table:style-name="ce1" table:formula="of:=AVERAGE([.D79:.F79])" office:value-type="float" office:value="0.438433333333333" calcext:value-type="float">
            <text:p>0.43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80:.F80])" office:value-type="float" office:value="0.436833333333333" calcext:value-type="float">
            <text:p>0.43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789" calcext:value-type="float">
            <text:p>0.7890</text:p>
          </table:table-cell>
          <table:table-cell table:style-name="ce1" table:formula="of:=AVERAGE([.D81:.F81])" office:value-type="float" office:value="0.434666666666667" calcext:value-type="float">
            <text:p>0.43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finance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7899" calcext:value-type="float">
            <text:p>0.7899</text:p>
          </table:table-cell>
          <table:table-cell table:style-name="ce1" table:formula="of:=AVERAGE([.D82:.F82])" office:value-type="float" office:value="0.431333333333333" calcext:value-type="float">
            <text:p>0.43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students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7969" calcext:value-type="float">
            <text:p>0.7969</text:p>
          </table:table-cell>
          <table:table-cell table:style-name="ce1" table:formula="of:=AVERAGE([.D83:.F83])" office:value-type="float" office:value="0.4293" calcext:value-type="float">
            <text:p>0.42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university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997" calcext:value-type="float">
            <text:p>0.7997</text:p>
          </table:table-cell>
          <table:table-cell table:style-name="ce1" table:formula="of:=AVERAGE([.D84:.F84])" office:value-type="float" office:value="0.4269" calcext:value-type="float">
            <text:p>0.42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pop_child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8034" calcext:value-type="float">
            <text:p>0.8034</text:p>
          </table:table-cell>
          <table:table-cell table:style-name="ce1" table:formula="of:=AVERAGE([.D85:.F85])" office:value-type="float" office:value="0.423866666666667" calcext:value-type="float">
            <text:p>0.423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usiness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03" calcext:value-type="float">
            <text:p>0.8203</text:p>
          </table:table-cell>
          <table:table-cell table:style-name="ce1" table:formula="of:=AVERAGE([.D86:.F86])" office:value-type="float" office:value="0.4301" calcext:value-type="float">
            <text:p>0.430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8176" calcext:value-type="float">
            <text:p>0.8176</text:p>
          </table:table-cell>
          <table:table-cell table:style-name="ce1" table:formula="of:=AVERAGE([.D87:.F87])" office:value-type="float" office:value="0.428133333333333" calcext:value-type="float">
            <text:p>0.428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emp_pay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8089" calcext:value-type="float">
            <text:p>0.8089</text:p>
          </table:table-cell>
          <table:table-cell table:style-name="ce1" table:formula="of:=AVERAGE([.D88:.F88])" office:value-type="float" office:value="0.4174" calcext:value-type="float">
            <text:p>0.417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pop_old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575" calcext:value-type="float">
            <text:p>0.7575</text:p>
          </table:table-cell>
          <table:table-cell table:style-name="ce1" table:formula="of:=AVERAGE([.D89:.F89])" office:value-type="float" office:value="0.412166666666667" calcext:value-type="float">
            <text:p>0.41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renter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8318" calcext:value-type="float">
            <text:p>0.8318</text:p>
          </table:table-cell>
          <table:table-cell table:style-name="ce1" table:formula="of:=AVERAGE([.D90:.F90])" office:value-type="float" office:value="0.4367" calcext:value-type="float">
            <text:p>0.43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hospitality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8501" calcext:value-type="float">
            <text:p>0.8501</text:p>
          </table:table-cell>
          <table:table-cell table:style-name="ce1" table:formula="of:=AVERAGE([.D91:.F91])" office:value-type="float" office:value="0.4461" calcext:value-type="float">
            <text:p>0.446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hunits_medium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8421" calcext:value-type="float">
            <text:p>0.8421</text:p>
          </table:table-cell>
          <table:table-cell table:style-name="ce1" table:formula="of:=AVERAGE([.D92:.F92])" office:value-type="float" office:value="0.444266666666667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foreign_born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8836" calcext:value-type="float">
            <text:p>0.8836</text:p>
          </table:table-cell>
          <table:table-cell table:style-name="ce1" table:formula="of:=AVERAGE([.D93:.F93])" office:value-type="float" office:value="0.438" calcext:value-type="float">
            <text:p>0.438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vacant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8442" calcext:value-type="float">
            <text:p>0.8442</text:p>
          </table:table-cell>
          <table:table-cell table:style-name="ce1" table:formula="of:=AVERAGE([.D94:.F94])" office:value-type="float" office:value="0.430666666666667" calcext:value-type="float">
            <text:p>0.43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pop_rich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8691" calcext:value-type="float">
            <text:p>0.8691</text:p>
          </table:table-cell>
          <table:table-cell table:style-name="ce1" table:formula="of:=AVERAGE([.D95:.F95])" office:value-type="float" office:value="0.442933333333333" calcext:value-type="float">
            <text:p>0.442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8721" calcext:value-type="float">
            <text:p>0.8721</text:p>
          </table:table-cell>
          <table:table-cell table:style-name="ce1" table:formula="of:=AVERAGE([.D96:.F96])" office:value-type="float" office:value="0.4313" calcext:value-type="float">
            <text:p>0.43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5net_entertainment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8375" calcext:value-type="float">
            <text:p>0.8375</text:p>
          </table:table-cell>
          <table:table-cell table:style-name="ce1" table:formula="of:=AVERAGE([.D97:.F97])" office:value-type="float" office:value="0.423633333333333" calcext:value-type="float">
            <text:p>0.423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entertainment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8359" calcext:value-type="float">
            <text:p>0.8359</text:p>
          </table:table-cell>
          <table:table-cell table:style-name="ce1" table:formula="of:=AVERAGE([.D98:.F98])" office:value-type="float" office:value="0.4195" calcext:value-type="float">
            <text:p>0.419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_detached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8236" calcext:value-type="float">
            <text:p>0.8236</text:p>
          </table:table-cell>
          <table:table-cell table:style-name="ce1" table:formula="of:=AVERAGE([.D99:.F99])" office:value-type="float" office:value="0.4061" calcext:value-type="float">
            <text:p>0.40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use_w_child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100:.F100])" office:value-type="float" office:value="0.3904" calcext:value-type="float">
            <text:p>0.3904</text:p>
          </table:table-cell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inear LASSO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353616666666667" calcext:value-type="float">
            <text:p>0.3536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2442" calcext:value-type="float">
            <text:p>0.2442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89883333333333" calcext:value-type="float">
            <text:p>0.6899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516" calcext:value-type="float">
            <text:p>0.7516</text:p>
          </table:table-cell>
        </table:table-row>
        <table:table-row table:style-name="ro1">
          <table:table-cell/>
          <table:table-cell table:style-name="ce4" table:formula="of:=AVERAGE([.C4:.H4])" office:value-type="float" office:value="11.6666666666667" calcext:value-type="float">
            <text:p>11.7</text:p>
          </table:table-cell>
          <table:table-cell table:formula="of:=SUM([.C5:.C101])" office:value-type="float" office:value="2" calcext:value-type="float">
            <text:p>2</text:p>
          </table:table-cell>
          <table:table-cell table:formula="of:=SUM([.D5:.D101])" office:value-type="float" office:value="7" calcext:value-type="float">
            <text:p>7</text:p>
          </table:table-cell>
          <table:table-cell table:formula="of:=SUM([.E5:.E101])" office:value-type="float" office:value="24" calcext:value-type="float">
            <text:p>24</text:p>
          </table:table-cell>
          <table:table-cell table:formula="of:=SUM([.F5:.F101])" office:value-type="float" office:value="14" calcext:value-type="float">
            <text:p>14</text:p>
          </table:table-cell>
          <table:table-cell table:formula="of:=SUM([.G5:.G101])" office:value-type="float" office:value="12" calcext:value-type="float">
            <text:p>12</text:p>
          </table:table-cell>
          <table:table-cell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X15net_hospitalit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X15net_hunits_attached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X15net_hunits_medium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X30net_medical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3" calcext:value-type="float">
            <text:p>3</text:p>
          </table:table-cell>
          <table:table-cell office:value-type="string" calcext:value-type="string">
            <text:p>near_busi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4:.H1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style-name="ce6" table:number-columns-repeated="2"/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table:style-name="ce6"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2" calcext:value-type="float">
            <text:p>2</text:p>
          </table:table-cell>
          <table:table-cell office:value-type="string" calcext:value-type="string">
            <text:p>X15net_bachelo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7:.H17])" office:value-type="float" office:value="2" calcext:value-type="float">
            <text:p>2</text:p>
          </table:table-cell>
          <table:table-cell office:value-type="string" calcext:value-type="string">
            <text:p>X30net_busines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8:.H18])" office:value-type="float" office:value="2" calcext:value-type="float">
            <text:p>2</text:p>
          </table:table-cell>
          <table:table-cell office:value-type="string" calcext:value-type="string">
            <text:p>X30net_hunits_n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9:.H19])" office:value-type="float" office:value="2" calcext:value-type="float">
            <text:p>2</text:p>
          </table:table-cell>
          <table:table-cell office:value-type="string" calcext:value-type="string">
            <text:p>X15net_student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near_house_w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6:.H26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8:.H28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9:.H29])" office:value-type="float" office:value="1" calcext:value-type="float">
            <text:p>1</text:p>
          </table:table-cell>
          <table:table-cell office:value-type="string" calcext:value-type="string">
            <text:p>X15net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0:.H30])" office:value-type="float" office:value="1" calcext:value-type="float">
            <text:p>1</text:p>
          </table:table-cell>
          <table:table-cell office:value-type="string" calcext:value-type="string">
            <text:p>X15net_pop_ol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X30net_pop_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2:.H32])" office:value-type="float" office:value="1" calcext:value-type="float">
            <text:p>1</text:p>
          </table:table-cell>
          <table:table-cell office:value-type="string" calcext:value-type="string">
            <text:p>X15net_busine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3:.H33])" office:value-type="float" office:value="1" calcext:value-type="float">
            <text:p>1</text:p>
          </table:table-cell>
          <table:table-cell office:value-type="string" calcext:value-type="string">
            <text:p>X15net_hunit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/>
        </table:table-row>
        <table:table-row table:style-name="ro1">
          <table:table-cell table:formula="of:=SUM([.C34:.H34])" office:value-type="float" office:value="1" calcext:value-type="float">
            <text:p>1</text:p>
          </table:table-cell>
          <table:table-cell office:value-type="string" calcext:value-type="string">
            <text:p>X30net_hunits_detach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5:.H35])" office:value-type="float" office:value="1" calcext:value-type="float">
            <text:p>1</text:p>
          </table:table-cell>
          <table:table-cell office:value-type="string" calcext:value-type="string">
            <text:p>X30net_hunits_lar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6:.H36])" office:value-type="float" office:value="1" calcext:value-type="float">
            <text:p>1</text:p>
          </table:table-cell>
          <table:table-cell office:value-type="string" calcext:value-type="string">
            <text:p>X15net_hunits_ren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X15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X30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X15net_household</text:p>
          </table:table-cell>
          <table:table-cell table:number-columns-repeated="6"/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X30net_household</text:p>
          </table:table-cell>
          <table:table-cell table:number-columns-repeated="6"/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 table:number-columns-repeated="6"/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 table:number-columns-repeated="6"/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X15net_house_w_child</text:p>
          </table:table-cell>
          <table:table-cell table:number-columns-repeated="6"/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 table:number-columns-repeated="6"/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X30net_bachelors</text:p>
          </table:table-cell>
          <table:table-cell table:number-columns-repeated="6"/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X15net_labor_force</text:p>
          </table:table-cell>
          <table:table-cell table:number-columns-repeated="6"/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 table:number-columns-repeated="6"/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X15net_employed</text:p>
          </table:table-cell>
          <table:table-cell table:number-columns-repeated="6"/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 table:number-columns-repeated="6"/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X15net_emp_full_time</text:p>
          </table:table-cell>
          <table:table-cell table:number-columns-repeated="6"/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X30net_emp_full_time</text:p>
          </table:table-cell>
          <table:table-cell table:number-columns-repeated="6"/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X15net_pop_poor</text:p>
          </table:table-cell>
          <table:table-cell table:number-columns-repeated="6"/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X30net_pop_poor</text:p>
          </table:table-cell>
          <table:table-cell table:number-columns-repeated="6"/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X15net_pop_rich</text:p>
          </table:table-cell>
          <table:table-cell table:number-columns-repeated="6"/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X30net_pop_rich</text:p>
          </table:table-cell>
          <table:table-cell table:number-columns-repeated="6"/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X15net_employment</text:p>
          </table:table-cell>
          <table:table-cell table:number-columns-repeated="6"/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X30net_employment</text:p>
          </table:table-cell>
          <table:table-cell table:number-columns-repeated="6"/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X15net_emp_pay</text:p>
          </table:table-cell>
          <table:table-cell table:number-columns-repeated="6"/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X30net_emp_pay</text:p>
          </table:table-cell>
          <table:table-cell table:number-columns-repeated="6"/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X15net_medical</text:p>
          </table:table-cell>
          <table:table-cell table:number-columns-repeated="6"/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X30net_hospitality</text:p>
          </table:table-cell>
          <table:table-cell table:number-columns-repeated="6"/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X15net_university</text:p>
          </table:table-cell>
          <table:table-cell table:number-columns-repeated="6"/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X30net_university</text:p>
          </table:table-cell>
          <table:table-cell table:number-columns-repeated="6"/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X15net_finance</text:p>
          </table:table-cell>
          <table:table-cell table:number-columns-repeated="6"/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X30net_finance</text:p>
          </table:table-cell>
          <table:table-cell table:number-columns-repeated="6"/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X15net_entertainment</text:p>
          </table:table-cell>
          <table:table-cell table:number-columns-repeated="6"/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X30net_entertainment</text:p>
          </table:table-cell>
          <table:table-cell table:number-columns-repeated="6"/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 table:number-columns-repeated="6"/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X15net_hunits_vacant</text:p>
          </table:table-cell>
          <table:table-cell table:number-columns-repeated="6"/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X30net_hunits_vacant</text:p>
          </table:table-cell>
          <table:table-cell table:number-columns-repeated="6"/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X15net_hunits_detached</text:p>
          </table:table-cell>
          <table:table-cell table:number-columns-repeated="6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hunits_attached</text:p>
          </table:table-cell>
          <table:table-cell table:number-columns-repeated="6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30net_hunits_medium</text:p>
          </table:table-cell>
          <table:table-cell table:number-columns-repeated="6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X15net_hunits_large</text:p>
          </table:table-cell>
          <table:table-cell table:number-columns-repeated="6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15net_hunits_old</text:p>
          </table:table-cell>
          <table:table-cell table:number-columns-repeated="6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units_old</text:p>
          </table:table-cell>
          <table:table-cell table:number-columns-repeated="6"/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X15net_hunits_new</text:p>
          </table:table-cell>
          <table:table-cell table:number-columns-repeated="6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15net_hunits_owner</text:p>
          </table:table-cell>
          <table:table-cell table:number-columns-repeated="6"/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X30net_hunits_owner</text:p>
          </table:table-cell>
          <table:table-cell table:number-columns-repeated="6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X30net_hunits_renter</text:p>
          </table:table-cell>
          <table:table-cell table:number-columns-repeated="6"/>
        </table:table-row>
        <table:table-row table:style-name="ro1">
          <table:table-cell table:formula="of:=SUM([.C99:.H99])" office:value-type="float" office:value="0" calcext:value-type="float">
            <text:p>0</text:p>
          </table:table-cell>
          <table:table-cell office:value-type="string" calcext:value-type="string">
            <text:p>X15net_foreign_born</text:p>
          </table:table-cell>
          <table:table-cell table:number-columns-repeated="6"/>
        </table:table-row>
        <table:table-row table:style-name="ro1">
          <table:table-cell table:formula="of:=SUM([.C100:.H100])" office:value-type="float" office:value="0" calcext:value-type="float">
            <text:p>0</text:p>
          </table:table-cell>
          <table:table-cell office:value-type="string" calcext:value-type="string">
            <text:p>X30net_foreign_born</text:p>
          </table:table-cell>
          <table:table-cell table:number-columns-repeated="6"/>
        </table:table-row>
        <table:table-row table:style-name="ro1">
          <table:table-cell table:formula="of:=SUM([.C101:.H101])" office:value-type="float" office:value="0" calcext:value-type="float">
            <text:p>0</text:p>
          </table:table-cell>
          <table:table-cell office:value-type="string" calcext:value-type="string">
            <text:p>X30net_students</text:p>
          </table:table-cell>
          <table:table-cell table:number-columns-repeated="6"/>
        </table:table-row>
      </table:table>
      <table:table table:name="LAD LASSO v2" table:style-name="ta1">
        <table:table-column table:style-name="co7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number-columns-repeated="4" table:default-cell-style-name="ce5"/>
        <table:table-column table:style-name="co7" table:number-columns-repeated="2" table:default-cell-style-name="ce6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Dallas</text:p>
          </table:table-cell>
          <table:table-cell table:style-name="Default" office:value-type="string" calcext:value-type="string">
            <text:p>Denve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H2])" office:value-type="float" office:value="0.493716666666667" calcext:value-type="float">
            <text:p>0.4937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8431" calcext:value-type="float">
            <text:p>0.8431</text:p>
          </table:table-cell>
          <table:table-cell table:style-name="Default" office:value-type="float" office:value="0.4455" calcext:value-type="float">
            <text:p>0.4455</text:p>
          </table:table-cell>
          <table:table-cell table:style-name="ce1" office:value-type="float" office:value="0.434" calcext:value-type="float">
            <text:p>0.4340</text:p>
          </table:table-cell>
          <table:table-cell table:style-name="Default" office:value-type="float" office:value="0.3347" calcext:value-type="float">
            <text:p>0.3347</text:p>
          </table:table-cell>
          <table:table-cell table:style-name="Default" office:value-type="float" office:value="0.2889" calcext:value-type="float">
            <text:p>0.288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H3])" office:value-type="float" office:value="0.737283333333333" calcext:value-type="float">
            <text:p>0.7373</text:p>
          </table:table-cell>
          <table:table-cell office:value-type="float" office:value="0.6519" calcext:value-type="float">
            <text:p>0.6519</text:p>
          </table:table-cell>
          <table:table-cell office:value-type="float" office:value="1.0023" calcext:value-type="float">
            <text:p>1.0023</text:p>
          </table:table-cell>
          <table:table-cell table:style-name="Default" office:value-type="float" office:value="0.6824" calcext:value-type="float">
            <text:p>0.6824</text:p>
          </table:table-cell>
          <table:table-cell table:style-name="Default" office:value-type="float" office:value="0.5809" calcext:value-type="float">
            <text:p>0.5809</text:p>
          </table:table-cell>
          <table:table-cell table:style-name="Default" office:value-type="float" office:value="0.7502" calcext:value-type="float">
            <text:p>0.7502</text:p>
          </table:table-cell>
          <table:table-cell table:style-name="ce1" office:value-type="float" office:value="0.756" calcext:value-type="float">
            <text:p>0.756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4" table:formula="of:=AVERAGE([.C4:.H4])" office:value-type="float" office:value="48.3333333333333" calcext:value-type="float">
            <text:p>48.3</text:p>
          </table:table-cell>
          <table:table-cell table:style-name="ce7" table:formula="of:=SUM([.C5:.C98])" office:value-type="float" office:value="36" calcext:value-type="float">
            <text:p>36</text:p>
          </table:table-cell>
          <table:table-cell table:style-name="ce7" table:formula="of:=SUM([.D5:.D98])" office:value-type="float" office:value="52" calcext:value-type="float">
            <text:p>52</text:p>
          </table:table-cell>
          <table:table-cell table:style-name="ce7" table:formula="of:=SUM([.E5:.E98])" office:value-type="float" office:value="48" calcext:value-type="float">
            <text:p>48</text:p>
          </table:table-cell>
          <table:table-cell table:style-name="ce7" table:formula="of:=SUM([.F5:.F98])" office:value-type="float" office:value="54" calcext:value-type="float">
            <text:p>54</text:p>
          </table:table-cell>
          <table:table-cell table:style-name="ce7" table:formula="of:=SUM([.G5:.G98])" office:value-type="float" office:value="47" calcext:value-type="float">
            <text:p>47</text:p>
          </table:table-cell>
          <table:table-cell table:style-name="ce7" table:formula="of:=SUM([.H5:.H98])" office:value-type="float" office:value="53" calcext:value-type="float">
            <text:p>5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SUM([.C5:.H5])" office:value-type="float" office:value="6" calcext:value-type="float">
            <text:p>6</text:p>
          </table:table-cell>
          <table:table-cell office:value-type="string" calcext:value-type="string">
            <text:p>near_busines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6:.H6])" office:value-type="float" office:value="6" calcext:value-type="float">
            <text:p>6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7:.H7])" office:value-type="float" office:value="6" calcext:value-type="float">
            <text:p>6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8:.H8])" office:value-type="float" office:value="6" calcext:value-type="float">
            <text:p>6</text:p>
          </table:table-cell>
          <table:table-cell office:value-type="string" calcext:value-type="string">
            <text:p>near_hunits_owner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9:.H9])"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0:.H10])" office:value-type="float" office:value="6" calcext:value-type="float">
            <text:p>6</text:p>
          </table:table-cell>
          <table:table-cell office:value-type="string" calcext:value-type="string">
            <text:p>X15net_bachelor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1:.H11])" office:value-type="float" office:value="6" calcext:value-type="float">
            <text:p>6</text:p>
          </table:table-cell>
          <table:table-cell office:value-type="string" calcext:value-type="string">
            <text:p>X15net_employe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2:.H12])" office:value-type="float" office:value="6" calcext:value-type="float">
            <text:p>6</text:p>
          </table:table-cell>
          <table:table-cell office:value-type="string" calcext:value-type="string">
            <text:p>X15net_hospitalit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3:.H13])" office:value-type="float" office:value="6" calcext:value-type="float">
            <text:p>6</text:p>
          </table:table-cell>
          <table:table-cell office:value-type="string" calcext:value-type="string">
            <text:p>X15net_hunits_attache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4:.H14])" office:value-type="float" office:value="6" calcext:value-type="float">
            <text:p>6</text:p>
          </table:table-cell>
          <table:table-cell office:value-type="string" calcext:value-type="string">
            <text:p>X30net_hunits_larg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5:.H15])" office:value-type="float" office:value="6" calcext:value-type="float">
            <text:p>6</text:p>
          </table:table-cell>
          <table:table-cell office:value-type="string" calcext:value-type="string">
            <text:p>X15net_hunits_ol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6:.H16])" office:value-type="float" office:value="5" calcext:value-type="float">
            <text:p>5</text:p>
          </table:table-cell>
          <table:table-cell office:value-type="string" calcext:value-type="string">
            <text:p>near_employmen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7:.H17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8:.H18])" office:value-type="float" office:value="5" calcext:value-type="float">
            <text:p>5</text:p>
          </table:table-cell>
          <table:table-cell office:value-type="string" calcext:value-type="string">
            <text:p>near_hunits_at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9:.H19])" office:value-type="float" office:value="5" calcext:value-type="float">
            <text:p>5</text:p>
          </table:table-cell>
          <table:table-cell office:value-type="string" calcext:value-type="string">
            <text:p>near_labor_forc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0:.H20])" office:value-type="float" office:value="5" calcext:value-type="float">
            <text:p>5</text:p>
          </table:table-cell>
          <table:table-cell office:value-type="string" calcext:value-type="string">
            <text:p>near_pop_rich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1:.H21])" office:value-type="float" office:value="5" calcext:value-type="float">
            <text:p>5</text:p>
          </table:table-cell>
          <table:table-cell office:value-type="string" calcext:value-type="string">
            <text:p>X15net_househol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2:.H22])" office:value-type="float" office:value="5" calcext:value-type="float">
            <text:p>5</text:p>
          </table:table-cell>
          <table:table-cell office:value-type="string" calcext:value-type="string">
            <text:p>X15net_emp_pay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3:.H23])" office:value-type="float" office:value="5" calcext:value-type="float">
            <text:p>5</text:p>
          </table:table-cell>
          <table:table-cell office:value-type="string" calcext:value-type="string">
            <text:p>X15net_medical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4:.H24])" office:value-type="float" office:value="5" calcext:value-type="float">
            <text:p>5</text:p>
          </table:table-cell>
          <table:table-cell office:value-type="string" calcext:value-type="string">
            <text:p>X30net_medical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5:.H25])" office:value-type="float" office:value="5" calcext:value-type="float">
            <text:p>5</text:p>
          </table:table-cell>
          <table:table-cell office:value-type="string" calcext:value-type="string">
            <text:p>X30net_hunits_vaca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6:.H26])" office:value-type="float" office:value="5" calcext:value-type="float">
            <text:p>5</text:p>
          </table:table-cell>
          <table:table-cell office:value-type="string" calcext:value-type="string">
            <text:p>X15net_hunits_mediu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7:.H27])" office:value-type="float" office:value="5" calcext:value-type="float">
            <text:p>5</text:p>
          </table:table-cell>
          <table:table-cell office:value-type="string" calcext:value-type="string">
            <text:p>X30net_hunits_mediu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8:.H28])" office:value-type="float" office:value="4" calcext:value-type="float">
            <text:p>4</text:p>
          </table:table-cell>
          <table:table-cell office:value-type="string" calcext:value-type="string">
            <text:p>near_bachelor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9:.H29])" office:value-type="float" office:value="4" calcext:value-type="float">
            <text:p>4</text:p>
          </table:table-cell>
          <table:table-cell office:value-type="string" calcext:value-type="string">
            <text:p>near_emp_full_time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0:.H30])" office:value-type="float" office:value="4" calcext:value-type="float">
            <text:p>4</text:p>
          </table:table-cell>
          <table:table-cell office:value-type="string" calcext:value-type="string">
            <text:p>near_employed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1:.H31])" office:value-type="float" office:value="4" calcext:value-type="float">
            <text:p>4</text:p>
          </table:table-cell>
          <table:table-cell office:value-type="string" calcext:value-type="string">
            <text:p>near_huni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2:.H32])" office:value-type="float" office:value="4" calcext:value-type="float">
            <text:p>4</text:p>
          </table:table-cell>
          <table:table-cell office:value-type="string" calcext:value-type="string">
            <text:p>near_hunits_new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3:.H3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4:.H34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5:.H35])" office:value-type="float" office:value="4" calcext:value-type="float">
            <text:p>4</text:p>
          </table:table-cell>
          <table:table-cell office:value-type="string" calcext:value-type="string">
            <text:p>X15net_pop_old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6:.H36])" office:value-type="float" office:value="4" calcext:value-type="float">
            <text:p>4</text:p>
          </table:table-cell>
          <table:table-cell office:value-type="string" calcext:value-type="string">
            <text:p>X15net_emp_full_tim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7:.H37])" office:value-type="float" office:value="4" calcext:value-type="float">
            <text:p>4</text:p>
          </table:table-cell>
          <table:table-cell office:value-type="string" calcext:value-type="string">
            <text:p>X15net_pop_rich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8:.H38])" office:value-type="float" office:value="4" calcext:value-type="float">
            <text:p>4</text:p>
          </table:table-cell>
          <table:table-cell office:value-type="string" calcext:value-type="string">
            <text:p>X15net_employme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9:.H39])" office:value-type="float" office:value="4" calcext:value-type="float">
            <text:p>4</text:p>
          </table:table-cell>
          <table:table-cell office:value-type="string" calcext:value-type="string">
            <text:p>X30net_emp_pay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0:.H40])" office:value-type="float" office:value="4" calcext:value-type="float">
            <text:p>4</text:p>
          </table:table-cell>
          <table:table-cell office:value-type="string" calcext:value-type="string">
            <text:p>X30net_hospitality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1:.H41])" office:value-type="float" office:value="4" calcext:value-type="float">
            <text:p>4</text:p>
          </table:table-cell>
          <table:table-cell office:value-type="string" calcext:value-type="string">
            <text:p>X15net_university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2:.H42])" office:value-type="float" office:value="4" calcext:value-type="float">
            <text:p>4</text:p>
          </table:table-cell>
          <table:table-cell office:value-type="string" calcext:value-type="string">
            <text:p>X15net_finan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3:.H43])" office:value-type="float" office:value="4" calcext:value-type="float">
            <text:p>4</text:p>
          </table:table-cell>
          <table:table-cell office:value-type="string" calcext:value-type="string">
            <text:p>X15net_huni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4:.H44])" office:value-type="float" office:value="4" calcext:value-type="float">
            <text:p>4</text:p>
          </table:table-cell>
          <table:table-cell office:value-type="string" calcext:value-type="string">
            <text:p>X15net_hunits_vacan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5:.H45])" office:value-type="float" office:value="4" calcext:value-type="float">
            <text:p>4</text:p>
          </table:table-cell>
          <table:table-cell office:value-type="string" calcext:value-type="string">
            <text:p>X30net_hunits_detached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6:.H46])" office:value-type="float" office:value="4" calcext:value-type="float">
            <text:p>4</text:p>
          </table:table-cell>
          <table:table-cell office:value-type="string" calcext:value-type="string">
            <text:p>X30net_hunits_at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7:.H47])" office:value-type="float" office:value="4" calcext:value-type="float">
            <text:p>4</text:p>
          </table:table-cell>
          <table:table-cell office:value-type="string" calcext:value-type="string">
            <text:p>X30net_hunits_new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8:.H48])" office:value-type="float" office:value="3" calcext:value-type="float">
            <text:p>3</text:p>
          </table:table-cell>
          <table:table-cell office:value-type="string" calcext:value-type="string">
            <text:p>near_financ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9:.H49])" office:value-type="float" office:value="3" calcext:value-type="float">
            <text:p>3</text:p>
          </table:table-cell>
          <table:table-cell office:value-type="string" calcext:value-type="string">
            <text:p>near_foreign_born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50:.H50])" office:value-type="float" office:value="3" calcext:value-type="float">
            <text:p>3</text:p>
          </table:table-cell>
          <table:table-cell office:value-type="string" calcext:value-type="string">
            <text:p>near_househol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1:.H51])" office:value-type="float" office:value="3" calcext:value-type="float">
            <text:p>3</text:p>
          </table:table-cell>
          <table:table-cell office:value-type="string" calcext:value-type="string">
            <text:p>near_hunits_de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2:.H52])" office:value-type="float" office:value="3" calcext:value-type="float">
            <text:p>3</text:p>
          </table:table-cell>
          <table:table-cell office:value-type="string" calcext:value-type="string">
            <text:p>near_hunits_larg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53:.H53])" office:value-type="float" office:value="3" calcext:value-type="float">
            <text:p>3</text:p>
          </table:table-cell>
          <table:table-cell office:value-type="string" calcext:value-type="string">
            <text:p>near_hunits_vacan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4:.H54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5:.H55])" office:value-type="float" office:value="3" calcext:value-type="float">
            <text:p>3</text:p>
          </table:table-cell>
          <table:table-cell office:value-type="string" calcext:value-type="string">
            <text:p>X30net_pop_old</text:p>
          </table:table-cell>
          <table:table-cell/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6:.H56])" office:value-type="float" office:value="3" calcext:value-type="float">
            <text:p>3</text:p>
          </table:table-cell>
          <table:table-cell office:value-type="string" calcext:value-type="string">
            <text:p>X30net_university</text:p>
          </table:table-cell>
          <table:table-cell/>
          <table:table-cell table:style-name="ce5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7:.H57])" office:value-type="float" office:value="3" calcext:value-type="float">
            <text:p>3</text:p>
          </table:table-cell>
          <table:table-cell office:value-type="string" calcext:value-type="string">
            <text:p>X30net_busine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8:.H58])" office:value-type="float" office:value="3" calcext:value-type="float">
            <text:p>3</text:p>
          </table:table-cell>
          <table:table-cell office:value-type="string" calcext:value-type="string">
            <text:p>X15net_entertainment</text:p>
          </table:table-cell>
          <table:table-cell/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9:.H59])" office:value-type="float" office:value="3" calcext:value-type="float">
            <text:p>3</text:p>
          </table:table-cell>
          <table:table-cell office:value-type="string" calcext:value-type="string">
            <text:p>X15net_hunits_de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0:.H60])" office:value-type="float" office:value="3" calcext:value-type="float">
            <text:p>3</text:p>
          </table:table-cell>
          <table:table-cell office:value-type="string" calcext:value-type="string">
            <text:p>X30net_hunits_ol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61:.H61])" office:value-type="float" office:value="3" calcext:value-type="float">
            <text:p>3</text:p>
          </table:table-cell>
          <table:table-cell office:value-type="string" calcext:value-type="string">
            <text:p>X15net_hunits_new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2:.H62])" office:value-type="float" office:value="3" calcext:value-type="float">
            <text:p>3</text:p>
          </table:table-cell>
          <table:table-cell office:value-type="string" calcext:value-type="string">
            <text:p>X15net_foreign_born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3:.H63])" office:value-type="float" office:value="2" calcext:value-type="float">
            <text:p>2</text:p>
          </table:table-cell>
          <table:table-cell office:value-type="string" calcext:value-type="string">
            <text:p>near_famil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64:.H64])" office:value-type="float" office:value="2" calcext:value-type="float">
            <text:p>2</text:p>
          </table:table-cell>
          <table:table-cell office:value-type="string" calcext:value-type="string">
            <text:p>near_house_w_child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5:.H65])" office:value-type="float" office:value="2" calcext:value-type="float">
            <text:p>2</text:p>
          </table:table-cell>
          <table:table-cell office:value-type="string" calcext:value-type="string">
            <text:p>near_hunits_mediu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6:.H66])" office:value-type="float" office:value="2" calcext:value-type="float">
            <text:p>2</text:p>
          </table:table-cell>
          <table:table-cell office:value-type="string" calcext:value-type="string">
            <text:p>near_hunits_ol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67:.H67])" office:value-type="float" office:value="2" calcext:value-type="float">
            <text:p>2</text:p>
          </table:table-cell>
          <table:table-cell office:value-type="string" calcext:value-type="string">
            <text:p>near_pop_child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8:.H68])" office:value-type="float" office:value="2" calcext:value-type="float">
            <text:p>2</text:p>
          </table:table-cell>
          <table:table-cell office:value-type="string" calcext:value-type="string">
            <text:p>X15net_labor_force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9:.H69])" office:value-type="float" office:value="2" calcext:value-type="float">
            <text:p>2</text:p>
          </table:table-cell>
          <table:table-cell office:value-type="string" calcext:value-type="string">
            <text:p>X30net_pop_rich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0:.H70])" office:value-type="float" office:value="2" calcext:value-type="float">
            <text:p>2</text:p>
          </table:table-cell>
          <table:table-cell office:value-type="string" calcext:value-type="string">
            <text:p>X30net_entertainment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1:.H71])" office:value-type="float" office:value="2" calcext:value-type="float">
            <text:p>2</text:p>
          </table:table-cell>
          <table:table-cell office:value-type="string" calcext:value-type="string">
            <text:p>X15net_hunits_large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2:.H72])" office:value-type="float" office:value="2" calcext:value-type="float">
            <text:p>2</text:p>
          </table:table-cell>
          <table:table-cell office:value-type="string" calcext:value-type="string">
            <text:p>X15net_hunits_owner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73:.H73])" office:value-type="float" office:value="2" calcext:value-type="float">
            <text:p>2</text:p>
          </table:table-cell>
          <table:table-cell office:value-type="string" calcext:value-type="string">
            <text:p>X30net_hunits_owner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4:.H74])" office:value-type="float" office:value="2" calcext:value-type="float">
            <text:p>2</text:p>
          </table:table-cell>
          <table:table-cell office:value-type="string" calcext:value-type="string">
            <text:p>X15net_hunits_renter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5:.H75])" office:value-type="float" office:value="2" calcext:value-type="float">
            <text:p>2</text:p>
          </table:table-cell>
          <table:table-cell office:value-type="string" calcext:value-type="string">
            <text:p>X30net_foreign_born</text:p>
          </table:table-cell>
          <table:table-cell/>
          <table:table-cell table:style-name="ce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6:.H76])" office:value-type="float" office:value="1" calcext:value-type="float">
            <text:p>1</text:p>
          </table:table-cell>
          <table:table-cell office:value-type="string" calcext:value-type="string">
            <text:p>near_hunits_renter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7:.H77])" office:value-type="float" office:value="1" calcext:value-type="float">
            <text:p>1</text:p>
          </table:table-cell>
          <table:table-cell office:value-type="string" calcext:value-type="string">
            <text:p>near_pop_poor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SUM([.C78:.H78])" office:value-type="float" office:value="1" calcext:value-type="float">
            <text:p>1</text:p>
          </table:table-cell>
          <table:table-cell office:value-type="string" calcext:value-type="string">
            <text:p>near_population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9:.H79])" office:value-type="float" office:value="1" calcext:value-type="float">
            <text:p>1</text:p>
          </table:table-cell>
          <table:table-cell office:value-type="string" calcext:value-type="string">
            <text:p>X15net_population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SUM([.C80:.H80])" office:value-type="float" office:value="1" calcext:value-type="float">
            <text:p>1</text:p>
          </table:table-cell>
          <table:table-cell office:value-type="string" calcext:value-type="string">
            <text:p>X15net_pop_child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1:.H81])" office:value-type="float" office:value="1" calcext:value-type="float">
            <text:p>1</text:p>
          </table:table-cell>
          <table:table-cell office:value-type="string" calcext:value-type="string">
            <text:p>X15net_house_w_child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2:.H82])" office:value-type="float" office:value="1" calcext:value-type="float">
            <text:p>1</text:p>
          </table:table-cell>
          <table:table-cell office:value-type="string" calcext:value-type="string">
            <text:p>X30net_bachelor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3:.H83])" office:value-type="float" office:value="1" calcext:value-type="float">
            <text:p>1</text:p>
          </table:table-cell>
          <table:table-cell office:value-type="string" calcext:value-type="string">
            <text:p>X15net_pop_poor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4:.H84])" office:value-type="float" office:value="1" calcext:value-type="float">
            <text:p>1</text:p>
          </table:table-cell>
          <table:table-cell office:value-type="string" calcext:value-type="string">
            <text:p>X30net_pop_poor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5:.H85])" office:value-type="float" office:value="1" calcext:value-type="float">
            <text:p>1</text:p>
          </table:table-cell>
          <table:table-cell office:value-type="string" calcext:value-type="string">
            <text:p>X30net_employme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6:.H86])" office:value-type="float" office:value="1" calcext:value-type="float">
            <text:p>1</text:p>
          </table:table-cell>
          <table:table-cell office:value-type="string" calcext:value-type="string">
            <text:p>X30net_finan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7:.H87])" office:value-type="float" office:value="1" calcext:value-type="float">
            <text:p>1</text:p>
          </table:table-cell>
          <table:table-cell office:value-type="string" calcext:value-type="string">
            <text:p>X15net_busine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8:.H88])" office:value-type="float" office:value="1" calcext:value-type="float">
            <text:p>1</text:p>
          </table:table-cell>
          <table:table-cell office:value-type="string" calcext:value-type="string">
            <text:p>X30net_hunits_renter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X30net_population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30net_househol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X30net_emp_full_time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COUNTIF([.A8:.A98]; &quot;&gt;=4&quot;)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1" table:number-rows-repeated="78"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/>
        </table:table-row>
      </table:table>
      <table:table table:name="Linear LASSO v2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I2])" office:value-type="float" office:value="0.373833333333333" calcext:value-type="float">
            <text:p>0.373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03" calcext:value-type="float">
            <text:p>0.4003</text:p>
          </table:table-cell>
          <table:table-cell table:style-name="ce1" office:value-type="float" office:value="0.4742" calcext:value-type="float">
            <text:p>0.4742</text:p>
          </table:table-cell>
          <table:table-cell office:value-type="float" office:value="0.2245" calcext:value-type="float">
            <text:p>0.2245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I3])" office:value-type="float" office:value="0.691866666666667" calcext:value-type="float">
            <text:p>0.6919</text:p>
          </table:table-cell>
          <table:table-cell table:formula="of:=0.6381" office:value-type="float" office:value="0.6381" calcext:value-type="float">
            <text:p>0.6381</text:p>
          </table:table-cell>
          <table:table-cell table:formula="of:=0.8295" office:value-type="float" office:value="0.8295" calcext:value-type="float">
            <text:p>0.8295</text:p>
          </table:table-cell>
          <table:table-cell table:formula="of:=0.5131" office:value-type="float" office:value="0.5131" calcext:value-type="float">
            <text:p>0.5131</text:p>
          </table:table-cell>
          <table:table-cell table:formula="of:=0.5779" office:value-type="float" office:value="0.5779" calcext:value-type="float">
            <text:p>0.5779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7426" office:value-type="float" office:value="0.7426" calcext:value-type="float">
            <text:p>0.7426</text:p>
          </table:table-cell>
        </table:table-row>
        <table:table-row table:style-name="ro1">
          <table:table-cell/>
          <table:table-cell table:style-name="ce4" table:formula="of:=AVERAGE([.C4:.I4])" office:value-type="float" office:value="10.5" calcext:value-type="float">
            <text:p>10.5</text:p>
          </table:table-cell>
          <table:table-cell table:style-name="ce7" table:formula="of:=SUM([.C5:.C101])" office:value-type="float" office:value="3" calcext:value-type="float">
            <text:p>3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9" calcext:value-type="float">
            <text:p>19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11" calcext:value-type="float">
            <text:p>11</text:p>
          </table:table-cell>
          <table:table-cell table:style-name="ce7"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I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:.I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:.I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I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I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I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I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I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I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4:.I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I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6:.I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I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I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I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I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1:.I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I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3:.I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4:.I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I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I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7:.I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8:.I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9:.I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0:.I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1:.I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I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I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I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I35])" office:value-type="float" office:value="4" calcext:value-type="float">
            <text:p>4</text:p>
          </table:table-cell>
          <table:table-cell office:value-type="string" calcext:value-type="string">
            <text:p>15net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36:.I36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I37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8:.I38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9:.I39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I40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I41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I42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I43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I44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I45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6:.I46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7:.I47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I48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I49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I50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I51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2:.I52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3:.I53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4:.I54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5:.I55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6:.I56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7:.I57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I5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9:.I59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I60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1:.I61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2:.I62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I63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I64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I65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I66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I67])" office:value-type="float" office:value="0" calcext:value-type="float">
            <text:p>0</text:p>
          </table:table-cell>
          <table:table-cell office:value-type="string" calcext:value-type="string">
            <text:p>30net_studen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8:.I68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9:.I69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I70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71:.I71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I72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3:.I73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4:.I7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75:.I75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6:.I76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I77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8:.I78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I79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80:.I80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I8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2:.I8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I83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4:.I84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I85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6:.I86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I87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8:.I88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9:.I89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0:.I90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1:.I91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2:.I92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3:.I93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4:.I94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5:.I95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6:.I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I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8:.I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9:.I9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0:.I10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1:.I10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Brute Force" table:style-name="ta1"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ce1"/>
        <table:table-column table:style-name="co7" table:default-cell-style-name="ce11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1"/>
        <table:table-column table:style-name="co7" table:number-columns-repeated="5" table:default-cell-style-name="Default"/>
        <table:table-row table:style-name="ro1">
          <table:table-cell table:style-name="ce8" office:value-type="string" calcext:value-type="string" table:number-columns-spanned="5" table:number-rows-spanned="1">
            <text:p>Linear</text:p>
          </table:table-cell>
          <table:covered-table-cell/>
          <table:covered-table-cell table:number-columns-repeated="3" table:style-name="Default"/>
          <table:table-cell table:style-name="ce8" office:value-type="string" calcext:value-type="string" table:number-columns-spanned="5" table:number-rows-spanned="1">
            <text:p>Poisson</text:p>
          </table:table-cell>
          <table:covered-table-cell table:number-columns-repeated="3"/>
          <table:covered-table-cell table:style-name="Default"/>
          <table:table-cell table:style-name="ce8" office:value-type="string" calcext:value-type="string" table:number-columns-spanned="5" table:number-rows-spanned="1">
            <text:p>LAD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5961" calcext:value-type="float">
            <text:p>0.5961</text:p>
          </table:table-cell>
          <table:table-cell table:formula="of:=AVERAGE([.C3:.D3])" office:value-type="float" office:value="0.34885" calcext:value-type="float">
            <text:p>0.34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6384" calcext:value-type="float">
            <text:p>0.6384</text:p>
          </table:table-cell>
          <table:table-cell table:formula="of:=AVERAGE([.H3:.I3])" office:value-type="float" office:value="0.40415" calcext:value-type="float">
            <text:p>0.404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5983" calcext:value-type="float">
            <text:p>0.5983</text:p>
          </table:table-cell>
          <table:table-cell table:formula="of:=AVERAGE([.C4:.D4])" office:value-type="float" office:value="0.3444" calcext:value-type="float">
            <text:p>0.34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6186" calcext:value-type="float">
            <text:p>0.6186</text:p>
          </table:table-cell>
          <table:table-cell table:formula="of:=AVERAGE([.H4:.I4])" office:value-type="float" office:value="0.38105" calcext:value-type="float">
            <text:p>0.381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university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6007" calcext:value-type="float">
            <text:p>0.6007</text:p>
          </table:table-cell>
          <table:table-cell table:formula="of:=AVERAGE([.C5:.D5])" office:value-type="float" office:value="0.3483" calcext:value-type="float">
            <text:p>0.348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net_university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6182" calcext:value-type="float">
            <text:p>0.6182</text:p>
          </table:table-cell>
          <table:table-cell table:formula="of:=AVERAGE([.H5:.I5])" office:value-type="float" office:value="0.3809" calcext:value-type="float">
            <text:p>0.3809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ar_pop_poor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6002" calcext:value-type="float">
            <text:p>0.6002</text:p>
          </table:table-cell>
          <table:table-cell table:formula="of:=AVERAGE([.C6:.D6])" office:value-type="float" office:value="0.35355" calcext:value-type="float">
            <text:p>0.35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6238" calcext:value-type="float">
            <text:p>0.6238</text:p>
          </table:table-cell>
          <table:table-cell table:formula="of:=AVERAGE([.H6:.I6])" office:value-type="float" office:value="0.38055" calcext:value-type="float">
            <text:p>0.380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ar_hunits_renter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6045" calcext:value-type="float">
            <text:p>0.6045</text:p>
          </table:table-cell>
          <table:table-cell table:formula="of:=AVERAGE([.C7:.D7])" office:value-type="float" office:value="0.3469" calcext:value-type="float">
            <text:p>0.346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_child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6227" calcext:value-type="float">
            <text:p>0.6227</text:p>
          </table:table-cell>
          <table:table-cell table:formula="of:=AVERAGE([.H7:.I7])" office:value-type="float" office:value="0.3798" calcext:value-type="float">
            <text:p>0.379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hunits_new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6081" calcext:value-type="float">
            <text:p>0.6081</text:p>
          </table:table-cell>
          <table:table-cell table:formula="of:=AVERAGE([.C8:.D8])" office:value-type="float" office:value="0.3542" calcext:value-type="float">
            <text:p>0.35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university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6237" calcext:value-type="float">
            <text:p>0.6237</text:p>
          </table:table-cell>
          <table:table-cell table:formula="of:=AVERAGE([.H8:.I8])" office:value-type="float" office:value="0.381" calcext:value-type="float">
            <text:p>0.381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medical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6113" calcext:value-type="float">
            <text:p>0.6113</text:p>
          </table:table-cell>
          <table:table-cell table:formula="of:=AVERAGE([.C9:.D9])" office:value-type="float" office:value="0.35935" calcext:value-type="float">
            <text:p>0.359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students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6175" calcext:value-type="float">
            <text:p>0.6175</text:p>
          </table:table-cell>
          <table:table-cell table:formula="of:=AVERAGE([.H9:.I9])" office:value-type="float" office:value="0.3847" calcext:value-type="float">
            <text:p>0.3847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net_entertainment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6113" calcext:value-type="float">
            <text:p>0.6113</text:p>
          </table:table-cell>
          <table:table-cell table:formula="of:=AVERAGE([.C10:.D10])" office:value-type="float" office:value="0.356" calcext:value-type="float">
            <text:p>0.35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net_medical</text:p>
          </table:table-cell>
          <table:table-cell office:value-type="float" office:value="0.114" calcext:value-type="float">
            <text:p>0.114</text:p>
          </table:table-cell>
          <table:table-cell office:value-type="float" office:value="0.6072" calcext:value-type="float">
            <text:p>0.6072</text:p>
          </table:table-cell>
          <table:table-cell table:formula="of:=AVERAGE([.H10:.I10])" office:value-type="float" office:value="0.3606" calcext:value-type="float">
            <text:p>0.3606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hospitality</text:p>
          </table:table-cell>
          <table:table-cell office:value-type="float" office:value="0.118" calcext:value-type="float">
            <text:p>0.1180</text:p>
          </table:table-cell>
          <table:table-cell office:value-type="float" office:value="0.6049" calcext:value-type="float">
            <text:p>0.6049</text:p>
          </table:table-cell>
          <table:table-cell table:formula="of:=AVERAGE([.C11:.D11])" office:value-type="float" office:value="0.36145" calcext:value-type="float">
            <text:p>0.361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hunits_large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6036" calcext:value-type="float">
            <text:p>0.6036</text:p>
          </table:table-cell>
          <table:table-cell table:formula="of:=AVERAGE([.H11:.I11])" office:value-type="float" office:value="0.35795" calcext:value-type="float">
            <text:p>0.35795</text:p>
          </table:table-cell>
          <table:table-cell table:number-columns-repeated="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near_hunits_large</text:p>
          </table:table-cell>
          <table:table-cell table:style-name="ce10" office:value-type="float" office:value="0.0865" calcext:value-type="float">
            <text:p>0.0865</text:p>
          </table:table-cell>
          <table:table-cell table:style-name="ce10" office:value-type="float" office:value="0.6122" calcext:value-type="float">
            <text:p>0.6122</text:p>
          </table:table-cell>
          <table:table-cell table:style-name="ce12" table:formula="of:=AVERAGE([.C12:.D12])" office:value-type="float" office:value="0.34935" calcext:value-type="float">
            <text:p>0.349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net_entertainment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6085" calcext:value-type="float">
            <text:p>0.6085</text:p>
          </table:table-cell>
          <table:table-cell table:formula="of:=AVERAGE([.H12:.I12])" office:value-type="float" office:value="0.3506" calcext:value-type="float">
            <text:p>0.3506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6125" calcext:value-type="float">
            <text:p>0.6125</text:p>
          </table:table-cell>
          <table:table-cell table:formula="of:=AVERAGE([.C13:.D13])" office:value-type="float" office:value="0.3588" calcext:value-type="float">
            <text:p>0.358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business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5971" calcext:value-type="float">
            <text:p>0.5971</text:p>
          </table:table-cell>
          <table:table-cell table:formula="of:=AVERAGE([.H13:.I13])" office:value-type="float" office:value="0.3514" calcext:value-type="float">
            <text:p>0.3514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emp_pay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6076" calcext:value-type="float">
            <text:p>0.6076</text:p>
          </table:table-cell>
          <table:table-cell table:formula="of:=AVERAGE([.C14:.D14])" office:value-type="float" office:value="0.3611" calcext:value-type="float">
            <text:p>0.36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5966" calcext:value-type="float">
            <text:p>0.5966</text:p>
          </table:table-cell>
          <table:table-cell table:formula="of:=AVERAGE([.H14:.I14])" office:value-type="float" office:value="0.3504" calcext:value-type="float">
            <text:p>0.3504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vacant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6105" calcext:value-type="float">
            <text:p>0.6105</text:p>
          </table:table-cell>
          <table:table-cell table:formula="of:=AVERAGE([.C15:.D15])" office:value-type="float" office:value="0.3559" calcext:value-type="float">
            <text:p>0.355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6176" calcext:value-type="float">
            <text:p>0.6176</text:p>
          </table:table-cell>
          <table:table-cell table:formula="of:=AVERAGE([.H15:.I15])" office:value-type="float" office:value="0.35195" calcext:value-type="float">
            <text:p>0.3519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6136" calcext:value-type="float">
            <text:p>0.6136</text:p>
          </table:table-cell>
          <table:table-cell table:formula="of:=AVERAGE([.C16:.D16])" office:value-type="float" office:value="0.35295" calcext:value-type="float">
            <text:p>0.35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net_medical</text:p>
          </table:table-cell>
          <table:table-cell office:value-type="float" office:value="0.084" calcext:value-type="float">
            <text:p>0.084</text:p>
          </table:table-cell>
          <table:table-cell office:value-type="float" office:value="0.6172" calcext:value-type="float">
            <text:p>0.6172</text:p>
          </table:table-cell>
          <table:table-cell table:formula="of:=AVERAGE([.H16:.I16])" office:value-type="float" office:value="0.3506" calcext:value-type="float">
            <text:p>0.3506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6151" calcext:value-type="float">
            <text:p>0.6151</text:p>
          </table:table-cell>
          <table:table-cell table:formula="of:=AVERAGE([.C17:.D17])" office:value-type="float" office:value="0.35295" calcext:value-type="float">
            <text:p>0.3529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near_entertainment</text:p>
          </table:table-cell>
          <table:table-cell table:style-name="ce9" office:value-type="float" office:value="0.0824" calcext:value-type="float">
            <text:p>0.0824</text:p>
          </table:table-cell>
          <table:table-cell table:style-name="ce9" office:value-type="float" office:value="0.6161" calcext:value-type="float">
            <text:p>0.6161</text:p>
          </table:table-cell>
          <table:table-cell table:style-name="ce12" table:formula="of:=AVERAGE([.H17:.I17])" office:value-type="float" office:value="0.34925" calcext:value-type="float">
            <text:p>0.3492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ar_foreign_born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6118" calcext:value-type="float">
            <text:p>0.6118</text:p>
          </table:table-cell>
          <table:table-cell table:formula="of:=AVERAGE([.C18:.D18])" office:value-type="float" office:value="0.3567" calcext:value-type="float">
            <text:p>0.356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population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622" calcext:value-type="float">
            <text:p>0.622</text:p>
          </table:table-cell>
          <table:table-cell table:formula="of:=AVERAGE([.H18:.I18])" office:value-type="float" office:value="0.34975" calcext:value-type="float">
            <text:p>0.3497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king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6283" calcext:value-type="float">
            <text:p>0.6283</text:p>
          </table:table-cell>
          <table:table-cell table:formula="of:=AVERAGE([.C19:.D19])" office:value-type="float" office:value="0.35345" calcext:value-type="float">
            <text:p>0.353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_pay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6239" calcext:value-type="float">
            <text:p>0.6239</text:p>
          </table:table-cell>
          <table:table-cell table:formula="of:=AVERAGE([.H19:.I19])" office:value-type="float" office:value="0.35135" calcext:value-type="float">
            <text:p>0.3513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ar_bachelors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6327" calcext:value-type="float">
            <text:p>0.6327</text:p>
          </table:table-cell>
          <table:table-cell table:formula="of:=AVERAGE([.C20:.D20])" office:value-type="float" office:value="0.3599" calcext:value-type="float">
            <text:p>0.359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vacant</text:p>
          </table:table-cell>
          <table:table-cell office:value-type="float" office:value="0.088" calcext:value-type="float">
            <text:p>0.088</text:p>
          </table:table-cell>
          <table:table-cell office:value-type="float" office:value="0.6279" calcext:value-type="float">
            <text:p>0.6279</text:p>
          </table:table-cell>
          <table:table-cell table:formula="of:=AVERAGE([.H20:.I20])" office:value-type="float" office:value="0.35795" calcext:value-type="float">
            <text:p>0.357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ar_pop_old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646" calcext:value-type="float">
            <text:p>0.6460</text:p>
          </table:table-cell>
          <table:table-cell table:formula="of:=AVERAGE([.C21:.D21])" office:value-type="float" office:value="0.36345" calcext:value-type="float">
            <text:p>0.363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employment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631" calcext:value-type="float">
            <text:p>0.631</text:p>
          </table:table-cell>
          <table:table-cell table:formula="of:=AVERAGE([.H21:.I21])" office:value-type="float" office:value="0.36265" calcext:value-type="float">
            <text:p>0.3626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pop_child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6475" calcext:value-type="float">
            <text:p>0.6475</text:p>
          </table:table-cell>
          <table:table-cell table:formula="of:=AVERAGE([.C22:.D22])" office:value-type="float" office:value="0.3661" calcext:value-type="float">
            <text:p>0.366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medical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6188" calcext:value-type="float">
            <text:p>0.6188</text:p>
          </table:table-cell>
          <table:table-cell table:formula="of:=AVERAGE([.H22:.I22])" office:value-type="float" office:value="0.36775" calcext:value-type="float">
            <text:p>0.3677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population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6478" calcext:value-type="float">
            <text:p>0.6478</text:p>
          </table:table-cell>
          <table:table-cell table:formula="of:=AVERAGE([.C23:.D23])" office:value-type="float" office:value="0.37005" calcext:value-type="float">
            <text:p>0.370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attached</text:p>
          </table:table-cell>
          <table:table-cell office:value-type="float" office:value="0.096" calcext:value-type="float">
            <text:p>0.096</text:p>
          </table:table-cell>
          <table:table-cell office:value-type="float" office:value="0.6227" calcext:value-type="float">
            <text:p>0.6227</text:p>
          </table:table-cell>
          <table:table-cell table:formula="of:=AVERAGE([.H23:.I23])" office:value-type="float" office:value="0.35935" calcext:value-type="float">
            <text:p>0.3593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house_w_child</text:p>
          </table:table-cell>
          <table:table-cell office:value-type="float" office:value="0.088" calcext:value-type="float">
            <text:p>0.0880</text:p>
          </table:table-cell>
          <table:table-cell office:value-type="float" office:value="0.6552" calcext:value-type="float">
            <text:p>0.6552</text:p>
          </table:table-cell>
          <table:table-cell table:formula="of:=AVERAGE([.C24:.D24])" office:value-type="float" office:value="0.3716" calcext:value-type="float">
            <text:p>0.371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king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6261" calcext:value-type="float">
            <text:p>0.6261</text:p>
          </table:table-cell>
          <table:table-cell table:formula="of:=AVERAGE([.H24:.I24])" office:value-type="float" office:value="0.35925" calcext:value-type="float">
            <text:p>0.3592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0net_medical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6567" calcext:value-type="float">
            <text:p>0.6567</text:p>
          </table:table-cell>
          <table:table-cell table:formula="of:=AVERAGE([.C25:.D25])" office:value-type="float" office:value="0.3849" calcext:value-type="float">
            <text:p>0.384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hunits_old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6234" calcext:value-type="float">
            <text:p>0.6234</text:p>
          </table:table-cell>
          <table:table-cell table:formula="of:=AVERAGE([.H25:.I25])" office:value-type="float" office:value="0.35345" calcext:value-type="float">
            <text:p>0.3534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ar_family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6609" calcext:value-type="float">
            <text:p>0.6609</text:p>
          </table:table-cell>
          <table:table-cell table:formula="of:=AVERAGE([.C26:.D26])" office:value-type="float" office:value="0.39165" calcext:value-type="float">
            <text:p>0.391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net_hunits_detached</text:p>
          </table:table-cell>
          <table:table-cell office:value-type="float" office:value="0.072" calcext:value-type="float">
            <text:p>0.072</text:p>
          </table:table-cell>
          <table:table-cell office:value-type="float" office:value="0.6315" calcext:value-type="float">
            <text:p>0.6315</text:p>
          </table:table-cell>
          <table:table-cell table:formula="of:=AVERAGE([.H26:.I26])" office:value-type="float" office:value="0.35175" calcext:value-type="float">
            <text:p>0.3517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household</text:p>
          </table:table-cell>
          <table:table-cell office:value-type="float" office:value="0.136" calcext:value-type="float">
            <text:p>0.1360</text:p>
          </table:table-cell>
          <table:table-cell office:value-type="float" office:value="0.6655" calcext:value-type="float">
            <text:p>0.6655</text:p>
          </table:table-cell>
          <table:table-cell table:formula="of:=AVERAGE([.C27:.D27])" office:value-type="float" office:value="0.40075" calcext:value-type="float">
            <text:p>0.400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hunits_detached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6314" calcext:value-type="float">
            <text:p>0.6314</text:p>
          </table:table-cell>
          <table:table-cell table:formula="of:=AVERAGE([.H27:.I27])" office:value-type="float" office:value="0.35185" calcext:value-type="float">
            <text:p>0.35185</text:p>
          </table:table-cell>
          <table:table-cell table:number-columns-repeated="5"/>
        </table:table-row>
      </table:table>
      <table:table table:name="Brute Force no Students" table:style-name="ta1"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5" table:default-cell-style-name="ce1"/>
        <table:table-column table:style-name="co16" table:default-cell-style-name="ce1"/>
        <table:table-column table:style-name="co19" table:default-cell-style-name="ce1"/>
        <table:table-row table:style-name="ro1">
          <table:table-cell table:style-name="ce8" office:value-type="string" calcext:value-type="string" table:number-columns-spanned="5" table:number-rows-spanned="1">
            <text:p>Linear</text:p>
          </table:table-cell>
          <table:covered-table-cell table:number-columns-repeated="4"/>
          <table:table-cell table:style-name="ce8" office:value-type="string" calcext:value-type="string" table:number-columns-spanned="5" table:number-rows-spanned="1">
            <text:p>Poisson</text:p>
          </table:table-cell>
          <table:covered-table-cell table:number-columns-repeated="4"/>
          <table:table-cell table:style-name="ce8" office:value-type="string" calcext:value-type="string" table:number-columns-spanned="5" table:number-rows-spanned="1">
            <text:p>LAD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67" calcext:value-type="float">
            <text:p>0.6700</text:p>
          </table:table-cell>
          <table:table-cell table:style-name="ce11" table:formula="of:=AVERAGE([.C3:.D3])" office:value-type="float" office:value="0.4777" calcext:value-type="float">
            <text:p>0.47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" calcext:value-type="float">
            <text:p>0.3430</text:p>
          </table:table-cell>
          <table:table-cell office:value-type="float" office:value="0.6932" calcext:value-type="float">
            <text:p>0.6932</text:p>
          </table:table-cell>
          <table:table-cell table:style-name="ce11" table:formula="of:=AVERAGE([.H3:.I3])" office:value-type="float" office:value="0.5181" calcext:value-type="float">
            <text:p>0.51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employed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5824" calcext:value-type="float">
            <text:p>0.5824</text:p>
          </table:table-cell>
          <table:table-cell table:formula="of:=AVERAGE([.M3:.N3])" office:value-type="float" office:value="0.41355" calcext:value-type="float">
            <text:p>0.4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6746" calcext:value-type="float">
            <text:p>0.6746</text:p>
          </table:table-cell>
          <table:table-cell table:style-name="ce11" table:formula="of:=AVERAGE([.C4:.D4])" office:value-type="float" office:value="0.45565" calcext:value-type="float">
            <text:p>0.45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661" calcext:value-type="float">
            <text:p>0.6610</text:p>
          </table:table-cell>
          <table:table-cell table:style-name="ce11" table:formula="of:=AVERAGE([.H4:.I4])" office:value-type="float" office:value="0.46605" calcext:value-type="float">
            <text:p>0.46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5689" calcext:value-type="float">
            <text:p>0.5689</text:p>
          </table:table-cell>
          <table:table-cell table:formula="of:=AVERAGE([.M4:.N4])" office:value-type="float" office:value="0.38925" calcext:value-type="float">
            <text:p>0.3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hunits_renter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6649" calcext:value-type="float">
            <text:p>0.6649</text:p>
          </table:table-cell>
          <table:table-cell table:style-name="ce11" table:formula="of:=AVERAGE([.C5:.D5])" office:value-type="float" office:value="0.4474" calcext:value-type="float">
            <text:p>0.447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6378" calcext:value-type="float">
            <text:p>0.6378</text:p>
          </table:table-cell>
          <table:table-cell table:style-name="ce11" table:formula="of:=AVERAGE([.H5:.I5])" office:value-type="float" office:value="0.4178" calcext:value-type="float">
            <text:p>0.41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units_owner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564" calcext:value-type="float">
            <text:p>0.5640</text:p>
          </table:table-cell>
          <table:table-cell table:formula="of:=AVERAGE([.M5:.N5])"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6575" calcext:value-type="float">
            <text:p>0.6575</text:p>
          </table:table-cell>
          <table:table-cell table:style-name="ce11" table:formula="of:=AVERAGE([.C6:.D6])" office:value-type="float" office:value="0.4294" calcext:value-type="float">
            <text:p>0.429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6327" calcext:value-type="float">
            <text:p>0.6327</text:p>
          </table:table-cell>
          <table:table-cell table:style-name="ce11" table:formula="of:=AVERAGE([.H6:.I6])" office:value-type="float" office:value="0.40755" calcext:value-type="float">
            <text:p>0.4075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30net_population</text:p>
          </table:table-cell>
          <table:table-cell table:style-name="ce14" office:value-type="float" office:value="0.1856" calcext:value-type="float">
            <text:p>0.1856</text:p>
          </table:table-cell>
          <table:table-cell table:style-name="ce14" office:value-type="float" office:value="0.5623" calcext:value-type="float">
            <text:p>0.5623</text:p>
          </table:table-cell>
          <table:table-cell table:style-name="ce14" table:formula="of:=AVERAGE([.M6:.N6])" office:value-type="float" office:value="0.37395" calcext:value-type="float">
            <text:p>0.3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net_medical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6569" calcext:value-type="float">
            <text:p>0.6569</text:p>
          </table:table-cell>
          <table:table-cell table:style-name="ce11" table:formula="of:=AVERAGE([.C7:.D7])" office:value-type="float" office:value="0.41465" calcext:value-type="float">
            <text:p>0.41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entertainment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232" calcext:value-type="float">
            <text:p>0.6232</text:p>
          </table:table-cell>
          <table:table-cell table:style-name="ce11" table:formula="of:=AVERAGE([.H7:.I7])" office:value-type="float" office:value="0.39455" calcext:value-type="float">
            <text:p>0.39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5664" calcext:value-type="float">
            <text:p>0.5664</text:p>
          </table:table-cell>
          <table:table-cell table:formula="of:=AVERAGE([.M7:.N7])" office:value-type="float" office:value="0.3766" calcext:value-type="float">
            <text:p>0.3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6571" calcext:value-type="float">
            <text:p>0.6571</text:p>
          </table:table-cell>
          <table:table-cell table:style-name="ce11" table:formula="of:=AVERAGE([.C8:.D8])" office:value-type="float" office:value="0.41465" calcext:value-type="float">
            <text:p>0.41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hunits_renter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6273" calcext:value-type="float">
            <text:p>0.6273</text:p>
          </table:table-cell>
          <table:table-cell table:style-name="ce11" table:formula="of:=AVERAGE([.H8:.I8])" office:value-type="float" office:value="0.3931" calcext:value-type="float">
            <text:p>0.393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567" calcext:value-type="float">
            <text:p>0.5670</text:p>
          </table:table-cell>
          <table:table-cell table:formula="of:=AVERAGE([.M8:.N8])" office:value-type="float" office:value="0.37605" calcext:value-type="float">
            <text:p>0.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6741" calcext:value-type="float">
            <text:p>0.6741</text:p>
          </table:table-cell>
          <table:table-cell table:style-name="ce11" table:formula="of:=AVERAGE([.C9:.D9])" office:value-type="float" office:value="0.411" calcext:value-type="float">
            <text:p>0.41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medical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6273" calcext:value-type="float">
            <text:p>0.6273</text:p>
          </table:table-cell>
          <table:table-cell table:style-name="ce11" table:formula="of:=AVERAGE([.H9:.I9])" office:value-type="float" office:value="0.39405" calcext:value-type="float">
            <text:p>0.394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entertainment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5687" calcext:value-type="float">
            <text:p>0.5687</text:p>
          </table:table-cell>
          <table:table-cell table:formula="of:=AVERAGE([.M9:.N9])" office:value-type="float" office:value="0.37895" calcext:value-type="float">
            <text:p>0.37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net_entertainment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6645" calcext:value-type="float">
            <text:p>0.6645</text:p>
          </table:table-cell>
          <table:table-cell table:style-name="ce11" table:formula="of:=AVERAGE([.C10:.D10])" office:value-type="float" office:value="0.41555" calcext:value-type="float">
            <text:p>0.415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units_detached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6291" calcext:value-type="float">
            <text:p>0.6291</text:p>
          </table:table-cell>
          <table:table-cell table:style-name="ce11" table:formula="of:=AVERAGE([.H10:.I10])" office:value-type="float" office:value="0.39515" calcext:value-type="float">
            <text:p>0.395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usehold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5688" calcext:value-type="float">
            <text:p>0.5688</text:p>
          </table:table-cell>
          <table:table-cell table:formula="of:=AVERAGE([.M10:.N10])" office:value-type="float" office:value="0.38255" calcext:value-type="float">
            <text:p>0.3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emp_pay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632" calcext:value-type="float">
            <text:p>0.6320</text:p>
          </table:table-cell>
          <table:table-cell table:style-name="ce11" table:formula="of:=AVERAGE([.C11:.D11])" office:value-type="float" office:value="0.40455" calcext:value-type="float">
            <text:p>0.4045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15net_university</text:p>
          </table:table-cell>
          <table:table-cell table:style-name="ce14" office:value-type="float" office:value="0.1518" calcext:value-type="float">
            <text:p>0.1518</text:p>
          </table:table-cell>
          <table:table-cell table:style-name="ce14" office:value-type="float" office:value="0.6296" calcext:value-type="float">
            <text:p>0.6296</text:p>
          </table:table-cell>
          <table:table-cell table:style-name="ce15" table:formula="of:=AVERAGE([.H11:.I11])" office:value-type="float" office:value="0.3907" calcext:value-type="float">
            <text:p>0.390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medical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5772" calcext:value-type="float">
            <text:p>0.5772</text:p>
          </table:table-cell>
          <table:table-cell table:formula="of:=AVERAGE([.M11:.N11])" office:value-type="float" office:value="0.3895" calcext:value-type="float">
            <text:p>0.3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0net_medical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6244" calcext:value-type="float">
            <text:p>0.6244</text:p>
          </table:table-cell>
          <table:table-cell table:style-name="ce11" table:formula="of:=AVERAGE([.C12:.D12])" office:value-type="float" office:value="0.38565" calcext:value-type="float">
            <text:p>0.385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medical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6277" calcext:value-type="float">
            <text:p>0.6277</text:p>
          </table:table-cell>
          <table:table-cell table:style-name="ce11" table:formula="of:=AVERAGE([.H12:.I12])" office:value-type="float" office:value="0.3976" calcext:value-type="float">
            <text:p>0.397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net_entertainment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5733" calcext:value-type="float">
            <text:p>0.5733</text:p>
          </table:table-cell>
          <table:table-cell table:formula="of:=AVERAGE([.M12:.N12])" office:value-type="float" office:value="0.39255" calcext:value-type="float">
            <text:p>0.3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population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6234" calcext:value-type="float">
            <text:p>0.6234</text:p>
          </table:table-cell>
          <table:table-cell table:style-name="ce11" table:formula="of:=AVERAGE([.C13:.D13])" office:value-type="float" office:value="0.38" calcext:value-type="float">
            <text:p>0.38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university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6351" calcext:value-type="float">
            <text:p>0.6351</text:p>
          </table:table-cell>
          <table:table-cell table:style-name="ce11" table:formula="of:=AVERAGE([.H13:.I13])" office:value-type="float" office:value="0.4004" calcext:value-type="float">
            <text:p>0.40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5748" calcext:value-type="float">
            <text:p>0.5748</text:p>
          </table:table-cell>
          <table:table-cell table:formula="of:=AVERAGE([.M13:.N13])" office:value-type="float" office:value="0.39035" calcext:value-type="float">
            <text:p>0.3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6234" calcext:value-type="float">
            <text:p>0.6234</text:p>
          </table:table-cell>
          <table:table-cell table:style-name="ce11" table:formula="of:=AVERAGE([.C14:.D14])" office:value-type="float" office:value="0.3795" calcext:value-type="float">
            <text:p>0.37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g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6269" calcext:value-type="float">
            <text:p>0.6269</text:p>
          </table:table-cell>
          <table:table-cell table:style-name="ce11" table:formula="of:=AVERAGE([.H14:.I14])" office:value-type="float" office:value="0.4089" calcext:value-type="float">
            <text:p>0.40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5792" calcext:value-type="float">
            <text:p>0.5792</text:p>
          </table:table-cell>
          <table:table-cell table:formula="of:=AVERAGE([.M14:.N14])" office:value-type="float" office:value="0.39495" calcext:value-type="float">
            <text:p>0.39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ar_employment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6269" calcext:value-type="float">
            <text:p>0.6269</text:p>
          </table:table-cell>
          <table:table-cell table:style-name="ce11" table:formula="of:=AVERAGE([.C15:.D15])" office:value-type="float" office:value="0.3746" calcext:value-type="float">
            <text:p>0.374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213" calcext:value-type="float">
            <text:p>0.2130</text:p>
          </table:table-cell>
          <table:table-cell office:value-type="float" office:value="0.6175" calcext:value-type="float">
            <text:p>0.6175</text:p>
          </table:table-cell>
          <table:table-cell table:style-name="ce11" table:formula="of:=AVERAGE([.H15:.I15])" office:value-type="float" office:value="0.41525" calcext:value-type="float">
            <text:p>0.415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medical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5681" calcext:value-type="float">
            <text:p>0.5681</text:p>
          </table:table-cell>
          <table:table-cell table:formula="of:=AVERAGE([.M15:.N15])" office:value-type="float" office:value="0.3926" calcext:value-type="float">
            <text:p>0.3926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near_hunits_large</text:p>
          </table:table-cell>
          <table:table-cell table:style-name="ce13" office:value-type="float" office:value="0.1222" calcext:value-type="float">
            <text:p>0.1222</text:p>
          </table:table-cell>
          <table:table-cell table:style-name="ce14" office:value-type="float" office:value="0.626" calcext:value-type="float">
            <text:p>0.6260</text:p>
          </table:table-cell>
          <table:table-cell table:style-name="ce15" table:formula="of:=AVERAGE([.C16:.D16])" office:value-type="float" office:value="0.3741" calcext:value-type="float">
            <text:p>0.374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6187" calcext:value-type="float">
            <text:p>0.6187</text:p>
          </table:table-cell>
          <table:table-cell table:style-name="ce11" table:formula="of:=AVERAGE([.H16:.I16])" office:value-type="float" office:value="0.41195" calcext:value-type="float">
            <text:p>0.41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hunits_attached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771" calcext:value-type="float">
            <text:p>0.5771</text:p>
          </table:table-cell>
          <table:table-cell table:formula="of:=AVERAGE([.M16:.N16])" office:value-type="float" office:value="0.391" calcext:value-type="float">
            <text:p>0.39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ar_entertainment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63" calcext:value-type="float">
            <text:p>0.6300</text:p>
          </table:table-cell>
          <table:table-cell table:style-name="ce11" table:formula="of:=AVERAGE([.C17:.D17])" office:value-type="float" office:value="0.37875" calcext:value-type="float">
            <text:p>0.378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213" calcext:value-type="float">
            <text:p>0.2130</text:p>
          </table:table-cell>
          <table:table-cell office:value-type="float" office:value="0.6113" calcext:value-type="float">
            <text:p>0.6113</text:p>
          </table:table-cell>
          <table:table-cell table:style-name="ce11" table:formula="of:=AVERAGE([.H17:.I17])" office:value-type="float" office:value="0.41215" calcext:value-type="float">
            <text:p>0.41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new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5803" calcext:value-type="float">
            <text:p>0.5803</text:p>
          </table:table-cell>
          <table:table-cell table:formula="of:=AVERAGE([.M17:.N17])" office:value-type="float" office:value="0.3939" calcext:value-type="float">
            <text:p>0.3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ar_business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6463" calcext:value-type="float">
            <text:p>0.6463</text:p>
          </table:table-cell>
          <table:table-cell table:style-name="ce11" table:formula="of:=AVERAGE([.C18:.D18])" office:value-type="float" office:value="0.3912" calcext:value-type="float">
            <text:p>0.391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near_house_w_child</text:p>
          </table:table-cell>
          <table:table-cell table:style-name="ce10" office:value-type="float" office:value="0.2118" calcext:value-type="float">
            <text:p>0.2118</text:p>
          </table:table-cell>
          <table:table-cell table:style-name="ce10" office:value-type="float" office:value="0.625" calcext:value-type="float">
            <text:p>0.6250</text:p>
          </table:table-cell>
          <table:table-cell table:style-name="ce12" table:formula="of:=AVERAGE([.H18:.I18])" office:value-type="float" office:value="0.4184" calcext:value-type="float">
            <text:p>0.4184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near_emp_full_time</text:p>
          </table:table-cell>
          <table:table-cell table:style-name="ce10" office:value-type="float" office:value="0.1934" calcext:value-type="float">
            <text:p>0.1934</text:p>
          </table:table-cell>
          <table:table-cell table:style-name="ce10" office:value-type="float" office:value="0.5808" calcext:value-type="float">
            <text:p>0.5808</text:p>
          </table:table-cell>
          <table:table-cell table:style-name="ce10" table:formula="of:=AVERAGE([.M18:.N18])" office:value-type="float" office:value="0.3871" calcext:value-type="float">
            <text:p>0.3871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near_house_w_child</text:p>
          </table:table-cell>
          <table:table-cell table:style-name="ce9" office:value-type="float" office:value="0.1464" calcext:value-type="float">
            <text:p>0.1464</text:p>
          </table:table-cell>
          <table:table-cell table:style-name="ce10" office:value-type="float" office:value="0.653" calcext:value-type="float">
            <text:p>0.6530</text:p>
          </table:table-cell>
          <table:table-cell table:style-name="ce12" table:formula="of:=AVERAGE([.C19:.D19])" office:value-type="float" office:value="0.3997" calcext:value-type="float">
            <text:p>0.399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detached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6217" calcext:value-type="float">
            <text:p>0.6217</text:p>
          </table:table-cell>
          <table:table-cell table:style-name="ce11" table:formula="of:=AVERAGE([.H19:.I19])" office:value-type="float" office:value="0.4262" calcext:value-type="float">
            <text:p>0.426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5902" calcext:value-type="float">
            <text:p>0.5902</text:p>
          </table:table-cell>
          <table:table-cell table:formula="of:=AVERAGE([.M19:.N19])" office:value-type="float" office:value="0.4014" calcext:value-type="float">
            <text:p>0.4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5net_hunits_detached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6638" calcext:value-type="float">
            <text:p>0.6638</text:p>
          </table:table-cell>
          <table:table-cell table:style-name="ce11" table:formula="of:=AVERAGE([.C20:.D20])" office:value-type="float" office:value="0.4076" calcext:value-type="float">
            <text:p>0.407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emp_pay</text:p>
          </table:table-cell>
          <table:table-cell office:value-type="float" office:value="0.223" calcext:value-type="float">
            <text:p>0.2230</text:p>
          </table:table-cell>
          <table:table-cell office:value-type="float" office:value="0.6387" calcext:value-type="float">
            <text:p>0.6387</text:p>
          </table:table-cell>
          <table:table-cell table:style-name="ce11" table:formula="of:=AVERAGE([.H20:.I20])" office:value-type="float" office:value="0.43085" calcext:value-type="float">
            <text:p>0.430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ousehold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5893" calcext:value-type="float">
            <text:p>0.5893</text:p>
          </table:table-cell>
          <table:table-cell table:formula="of:=AVERAGE([.M20:.N20])" office:value-type="float" office:value="0.40175" calcext:value-type="float">
            <text:p>0.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ar_pop_child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6693" calcext:value-type="float">
            <text:p>0.6693</text:p>
          </table:table-cell>
          <table:table-cell table:style-name="ce11" table:formula="of:=AVERAGE([.C21:.D21])" office:value-type="float" office:value="0.41285" calcext:value-type="float">
            <text:p>0.412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large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6522" calcext:value-type="float">
            <text:p>0.6522</text:p>
          </table:table-cell>
          <table:table-cell table:style-name="ce11" table:formula="of:=AVERAGE([.H21:.I21])" office:value-type="float" office:value="0.43745" calcext:value-type="float">
            <text:p>0.437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rich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5995" calcext:value-type="float">
            <text:p>0.5995</text:p>
          </table:table-cell>
          <table:table-cell table:formula="of:=AVERAGE([.M21:.N21])" office:value-type="float" office:value="0.41315" calcext:value-type="float">
            <text:p>0.4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family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6659" calcext:value-type="float">
            <text:p>0.6659</text:p>
          </table:table-cell>
          <table:table-cell table:style-name="ce11" table:formula="of:=AVERAGE([.C22:.D22])" office:value-type="float" office:value="0.41735" calcext:value-type="float">
            <text:p>0.417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employment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659" calcext:value-type="float">
            <text:p>0.6590</text:p>
          </table:table-cell>
          <table:table-cell table:style-name="ce11" table:formula="of:=AVERAGE([.H22:.I22])" office:value-type="float" office:value="0.4363" calcext:value-type="float">
            <text:p>0.436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medium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6003" calcext:value-type="float">
            <text:p>0.6003</text:p>
          </table:table-cell>
          <table:table-cell table:formula="of:=AVERAGE([.M22:.N22])" office:value-type="float" office:value="0.43445" calcext:value-type="float">
            <text:p>0.4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detached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6782" calcext:value-type="float">
            <text:p>0.6782</text:p>
          </table:table-cell>
          <table:table-cell table:style-name="ce11" table:formula="of:=AVERAGE([.C23:.D23])" office:value-type="float" office:value="0.42585" calcext:value-type="float">
            <text:p>0.425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net_pop_child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6464" calcext:value-type="float">
            <text:p>0.6464</text:p>
          </table:table-cell>
          <table:table-cell table:style-name="ce11" table:formula="of:=AVERAGE([.H23:.I23])" office:value-type="float" office:value="0.43805" calcext:value-type="float">
            <text:p>0.43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mp_pay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121" calcext:value-type="float">
            <text:p>0.6121</text:p>
          </table:table-cell>
          <table:table-cell table:formula="of:=AVERAGE([.M23:.N23])"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hospitality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6783" calcext:value-type="float">
            <text:p>0.6783</text:p>
          </table:table-cell>
          <table:table-cell table:style-name="ce11" table:formula="of:=AVERAGE([.C24:.D24])" office:value-type="float" office:value="0.43625" calcext:value-type="float">
            <text:p>0.436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finance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6654" calcext:value-type="float">
            <text:p>0.6654</text:p>
          </table:table-cell>
          <table:table-cell table:style-name="ce11" table:formula="of:=AVERAGE([.H24:.I24])" office:value-type="float" office:value="0.444" calcext:value-type="float">
            <text:p>0.444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net_family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6277" calcext:value-type="float">
            <text:p>0.6277</text:p>
          </table:table-cell>
          <table:table-cell table:formula="of:=AVERAGE([.M24:.N24])" office:value-type="float" office:value="0.4381" calcext:value-type="float">
            <text:p>0.4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ar_emp_full_time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6893" calcext:value-type="float">
            <text:p>0.6893</text:p>
          </table:table-cell>
          <table:table-cell table:style-name="ce11" table:formula="of:=AVERAGE([.C25:.D25])" office:value-type="float" office:value="0.43775" calcext:value-type="float">
            <text:p>0.437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pop_child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674" calcext:value-type="float">
            <text:p>0.6740</text:p>
          </table:table-cell>
          <table:table-cell table:style-name="ce11" table:formula="of:=AVERAGE([.H25:.I25])" office:value-type="float" office:value="0.4537" calcext:value-type="float">
            <text:p>0.453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foreign_born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6308" calcext:value-type="float">
            <text:p>0.6308</text:p>
          </table:table-cell>
          <table:table-cell table:formula="of:=AVERAGE([.M25:.N25])"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king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6993" calcext:value-type="float">
            <text:p>0.6993</text:p>
          </table:table-cell>
          <table:table-cell table:style-name="ce11" table:formula="of:=AVERAGE([.C26:.D26])" office:value-type="float" office:value="0.44335" calcext:value-type="float">
            <text:p>0.443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family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6809" calcext:value-type="float">
            <text:p>0.6809</text:p>
          </table:table-cell>
          <table:table-cell table:style-name="ce11" table:formula="of:=AVERAGE([.H26:.I26])" office:value-type="float" office:value="0.46765" calcext:value-type="float">
            <text:p>0.467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net_hunits_large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289" calcext:value-type="float">
            <text:p>0.6289</text:p>
          </table:table-cell>
          <table:table-cell table:formula="of:=AVERAGE([.M26:.N26])" office:value-type="float" office:value="0.44515" calcext:value-type="float">
            <text:p>0.4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pop_old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7028" calcext:value-type="float">
            <text:p>0.7028</text:p>
          </table:table-cell>
          <table:table-cell table:style-name="ce11" table:formula="of:=AVERAGE([.C27:.D27])" office:value-type="float" office:value="0.4538" calcext:value-type="float">
            <text:p>0.453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net_hunits_detached</text:p>
          </table:table-cell>
          <table:table-cell office:value-type="float" office:value="0.306" calcext:value-type="float">
            <text:p>0.3060</text:p>
          </table:table-cell>
          <table:table-cell office:value-type="float" office:value="0.6506" calcext:value-type="float">
            <text:p>0.6506</text:p>
          </table:table-cell>
          <table:table-cell table:style-name="ce11" table:formula="of:=AVERAGE([.H27:.I27])" office:value-type="float" office:value="0.4783" calcext:value-type="float">
            <text:p>0.478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entertainment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624" calcext:value-type="float">
            <text:p>0.6240</text:p>
          </table:table-cell>
          <table:table-cell table:formula="of:=AVERAGE([.M27:.N27])" office:value-type="float" office:value="0.43615" calcext:value-type="float">
            <text:p>0.4362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formula="of:=MIN([.E3:.E27])+STDEV([.E3:.E27])" office:value-type="float" office:value="0.402378539860938" calcext:value-type="float">
            <text:p>0.4023785399</text:p>
          </table:table-cell>
          <table:table-cell table:number-columns-repeated="4"/>
          <table:table-cell table:formula="of:=MIN([.J3:.J27])+STDEV([.J3:.J27])" office:value-type="float" office:value="0.4223672901693" calcext:value-type="float">
            <text:p>0.4223672902</text:p>
          </table:table-cell>
          <table:table-cell table:number-columns-repeated="4"/>
          <table:table-cell table:style-name="Default" table:formula="of:=MIN([.O3:.O27])+STDEV([.O3:.O27])" office:value-type="float" office:value="0.397355374560842" calcext:value-type="float">
            <text:p>0.3973553746</text:p>
          </table:table-cell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near LASSO NS" table:style-name="ta1">
        <table:table-column table:style-name="co1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5" table:default-cell-style-name="Default"/>
        <table:table-column table:style-name="co16" table:number-columns-repeated="3" table:default-cell-style-name="Default"/>
        <table:table-column table:style-name="co20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3871" calcext:value-type="float">
            <text:p>0.3871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612" calcext:value-type="float">
            <text:p>0.612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5187" calcext:value-type="float">
            <text:p>0.5187</text:p>
          </table:table-cell>
          <table:table-cell table:style-name="ce1" office:value-type="float" office:value="0.2491" calcext:value-type="float">
            <text:p>0.2491</text:p>
          </table:table-cell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698816666666667" calcext:value-type="float">
            <text:p>0.6988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29" calcext:value-type="float">
            <text:p>0.829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553" calcext:value-type="float">
            <text:p>0.7553</text:p>
          </table:table-cell>
          <table:table-cell/>
        </table:table-row>
        <table:table-row table:style-name="ro1">
          <table:table-cell/>
          <table:table-cell table:style-name="ce4" table:formula="of:=AVERAGE([.C4:.J4])" office:value-type="float" office:value="9.33333333333333" calcext:value-type="float">
            <text:p>9.3</text:p>
          </table:table-cell>
          <table:table-cell table:style-name="ce7" table:formula="of:=SUM([.C5:.C101])" office:value-type="float" office:value="2" calcext:value-type="float">
            <text:p>2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7" calcext:value-type="float">
            <text:p>17</text:p>
          </table:table-cell>
          <table:table-cell table:style-name="ce7" table:formula="of:=SUM([.F5:.F101])" office:value-type="float" office:value="10" calcext:value-type="float">
            <text:p>10</text:p>
          </table:table-cell>
          <table:table-cell table:style-name="ce7" table:formula="of:=SUM([.G5:.G101])" office:value-type="float" office:value="10" calcext:value-type="float">
            <text:p>10</text:p>
          </table:table-cell>
          <table:table-cell table:style-name="ce7" table:formula="of:=SUM([.H5:.H101]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SUM([.C5:.J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:.J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3:.J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5:.J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0:.J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2:.J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3:.J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6:.J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7:.J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8:.J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9:.J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0:.J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1:.J31])" office:value-type="float" office:value="4" calcext:value-type="float">
            <text:p>4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5:.J35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7:.J37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5:.J45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6:.J46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1:.J51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2:.J52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3:.J53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4:.J54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6:.J56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8:.J58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7:.J67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2:.J72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3:.J73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5:.J75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7:.J77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1:.J81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5:.J85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8:.J8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9:.J8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0:.J9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1:.J91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2:.J92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5:.J95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7:.J97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8:.J98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UNTIF([.A5:.A98]; &quot;&gt;=4&quot;)" office:value-type="float" office:value="9" calcext:value-type="float">
            <text:p>9</text:p>
          </table:table-cell>
          <table:table-cell table:number-columns-repeated="8"/>
        </table:table-row>
      </table:table>
      <table:table table:name="Log  LASSO NS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4566" calcext:value-type="float">
            <text:p>0.4566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859" calcext:value-type="float">
            <text:p>0.4859</text:p>
          </table:table-cell>
          <table:table-cell table:style-name="ce1" office:value-type="float" office:value="0.4416" calcext:value-type="float">
            <text:p>0.4416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776483333333333" calcext:value-type="float">
            <text:p>0.7765</text:p>
          </table:table-cell>
          <table:table-cell table:style-name="ce1" office:value-type="float" office:value="0.647" calcext:value-type="float">
            <text:p>0.6470</text:p>
          </table:table-cell>
          <table:table-cell table:style-name="ce1" office:value-type="float" office:value="1.0397" calcext:value-type="float">
            <text:p>1.0397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021" calcext:value-type="float">
            <text:p>0.9021</text:p>
          </table:table-cell>
        </table:table-row>
        <table:table-row table:style-name="ro1">
          <table:table-cell/>
          <table:table-cell table:style-name="ce4" table:formula="of:=AVERAGE([.C4:.J4])" office:value-type="float" office:value="18.1666666666667" calcext:value-type="float">
            <text:p>18.2</text:p>
          </table:table-cell>
          <table:table-cell table:style-name="ce7" table:formula="of:=SUM([.C5:.C101])" office:value-type="float" office:value="5" calcext:value-type="float">
            <text:p>5</text:p>
          </table:table-cell>
          <table:table-cell table:style-name="ce7" table:formula="of:=SUM([.D5:.D101])" office:value-type="float" office:value="13" calcext:value-type="float">
            <text:p>13</text:p>
          </table:table-cell>
          <table:table-cell table:style-name="ce7" table:formula="of:=SUM([.E5:.E101])" office:value-type="float" office:value="26" calcext:value-type="float">
            <text:p>26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27" calcext:value-type="float">
            <text:p>27</text:p>
          </table:table-cell>
          <table:table-cell table:style-name="ce7" table:formula="of:=SUM([.H5:.H101])" office:value-type="float" office:value="26" calcext:value-type="float">
            <text:p>26</text:p>
          </table:table-cell>
        </table:table-row>
        <table:table-row table:style-name="ro1">
          <table:table-cell table:formula="of:=SUM([.C5:.J5])" office:value-type="float" office:value="3" calcext:value-type="float">
            <text:p>3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6:.J6])" office:value-type="float" office:value="0" calcext:value-type="float">
            <text:p>0</text:p>
          </table:table-cell>
          <table:table-cell office:value-type="string" calcext:value-type="string">
            <text:p>15net_busines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J13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J15])" office:value-type="float" office:value="3" calcext:value-type="float">
            <text:p>3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J20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J22])" office:value-type="float" office:value="4" calcext:value-type="float">
            <text:p>4</text:p>
          </table:table-cell>
          <table:table-cell office:value-type="string" calcext:value-type="string">
            <text:p>15net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3:.J23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J26])" office:value-type="float" office:value="4" calcext:value-type="float">
            <text:p>4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7:.J27])" office:value-type="float" office:value="2" calcext:value-type="float">
            <text:p>2</text:p>
          </table:table-cell>
          <table:table-cell office:value-type="string" calcext:value-type="string">
            <text:p>15net_hunits_vac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8:.J28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29:.J29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0:.J30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1:.J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J35])"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J37])" office:value-type="float" office:value="1" calcext:value-type="float">
            <text:p>1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J45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6:.J46])" office:value-type="float" office:value="4" calcext:value-type="float">
            <text:p>4</text:p>
          </table:table-cell>
          <table:table-cell office:value-type="string" calcext:value-type="string">
            <text:p>30net_hospital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J51])" office:value-type="float" office:value="2" calcext:value-type="float">
            <text:p>2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2:.J52])" office:value-type="float" office:value="3" calcext:value-type="float">
            <text:p>3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3:.J53])" office:value-type="float" office:value="3" calcext:value-type="float">
            <text:p>3</text:p>
          </table:table-cell>
          <table:table-cell office:value-type="string" calcext:value-type="string">
            <text:p>30net_hunits_med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4:.J54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6:.J56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J58])" office:value-type="float" office:value="1" calcext:value-type="float">
            <text:p>1</text:p>
          </table:table-cell>
          <table:table-cell office:value-type="string" calcext:value-type="string">
            <text:p>30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J67])" office:value-type="float" office:value="2" calcext:value-type="float">
            <text:p>2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J72])" office:value-type="float" office:value="4" calcext:value-type="float">
            <text:p>4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3:.J73])" office:value-type="float" office:value="4" calcext:value-type="float">
            <text:p>4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5:.J75])" office:value-type="float" office:value="2" calcext:value-type="float">
            <text:p>2</text:p>
          </table:table-cell>
          <table:table-cell office:value-type="string" calcext:value-type="string">
            <text:p>near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J77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J81])" office:value-type="float" office:value="3" calcext:value-type="float">
            <text:p>3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J85])" office:value-type="float" office:value="3" calcext:value-type="float">
            <text:p>3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8:.J88])"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9:.J89])" office:value-type="float" office:value="2" calcext:value-type="float">
            <text:p>2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0:.J90])" office:value-type="float" office:value="1" calcext:value-type="float">
            <text:p>1</text:p>
          </table:table-cell>
          <table:table-cell office:value-type="string" calcext:value-type="string">
            <text:p>near_labor_for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1:.J91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2:.J92])" office:value-type="float" office:value="3" calcext:value-type="float">
            <text:p>3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5:.J95])" office:value-type="float" office:value="1" calcext:value-type="float">
            <text:p>1</text:p>
          </table:table-cell>
          <table:table-cell office:value-type="string" calcext:value-type="string">
            <text:p>near_pop_ri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J97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8:.J98])" office:value-type="float" office:value="5" calcext:value-type="float">
            <text:p>5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COUNTIF([.A5:.A98]; &quot;&gt;=3&quot;)" office:value-type="float" office:value="20" calcext:value-type="float">
            <text:p>20</text:p>
          </table:table-cell>
          <table:table-cell table:number-columns-repeated="7"/>
        </table:table-row>
      </table:table>
      <table:table table:name="featuresheet" table:style-name="ta1">
        <table:table-column table:style-name="co10" table:default-cell-style-name="Default"/>
        <table:table-column table:style-name="co7" table:number-columns-repeated="7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Linear</text:p>
          </table:table-cell>
          <table:covered-table-cell/>
          <table:table-cell table:style-name="ce8" office:value-type="string" calcext:value-type="string" table:number-columns-spanned="2" table:number-rows-spanned="1">
            <text:p>Poisson</text:p>
          </table:table-cell>
          <table:covered-table-cell/>
          <table:table-cell table:style-name="ce8" office:value-type="string" calcext:value-type="string" table:number-columns-spanned="2" table:number-rows-spanned="1">
            <text:p>LAD</text:p>
          </table:table-cell>
          <table:covered-table-cell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</table:table-row>
        <table:table-row table:style-name="ro1">
          <table:table-cell office:value-type="string" calcext:value-type="string">
            <text:p>15net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g</text:p>
          </table:table-cell>
          <table:table-cell table:number-columns-repeated="7"/>
        </table:table-row>
      </table:table>
      <table:named-expressions/>
      <table:database-ranges>
        <table:database-range table:name="__Anonymous_Sheet_DB__2" table:target-range-address="'Linear LASSO'.A5:'Linear LASSO'.AMJ10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LAD LASSO v2'.A5:'LAD LASSO v2'.AMJ9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08:36:15.259213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46:01.332143802</meta:creation-date>
    <dc:date>2018-04-15T18:07:41.217722842</dc:date>
    <meta:editing-duration>PT1H11M21S</meta:editing-duration>
    <meta:editing-cycles>15</meta:editing-cycles>
    <meta:generator>LibreOffice/5.1.6.2$Linux_X86_64 LibreOffice_project/10m0$Build-2</meta:generator>
    <meta:document-statistic meta:table-count="10" meta:cell-count="4993" meta:object-count="0"/>
  </office:meta>
</office:document-meta>
</file>